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3.64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0000"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ackground-color="#ffff99"/>
    </style:style>
    <style:style style:name="ce3" style:family="table-cell" style:parent-style-name="Default">
      <style:table-cell-properties fo:background-color="#330066" style:text-align-source="fix" style:repeat-content="false" style:vertical-align="middle"/>
      <style:paragraph-properties fo:text-align="center" fo:margin-left="0mm"/>
      <style:text-properties style:use-window-font-color="true"/>
    </style:style>
    <style:style style:name="ce4" style:family="table-cell" style:parent-style-name="Default">
      <style:table-cell-properties fo:background-color="#ffff00"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fo:background-color="#3333ff"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fo:background-color="#ffcc00"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</style:style>
    <style:style style:name="ce8" style:family="table-cell" style:parent-style-name="Default">
      <style:table-cell-properties fo:background-color="#333333"/>
    </style:style>
    <style:style style:name="ce9" style:family="table-cell" style:parent-style-name="Default">
      <style:table-cell-properties fo:background-color="#dddddd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00331a" style:text-align-source="fix" style:repeat-content="false" style:vertical-align="middle"/>
      <style:paragraph-properties fo:text-align="center" fo:margin-left="0mm"/>
      <style:text-properties style:use-window-font-color="true"/>
    </style:style>
    <style:style style:name="ce12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mm"/>
    </style:style>
    <style:style style:name="ce13" style:family="table-cell" style:parent-style-name="Default"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ffcc00" style:text-align-source="fix" style:repeat-content="false" style:vertical-align="middle"/>
      <style:paragraph-properties fo:text-align="center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60.04mm" svg:height="90.06mm" svg:x="5.64mm" svg:y="116.73mm">
            <loext:p draw:notify-on-update-of-ranges="Sheet1.E3:Sheet1.E3 Sheet1.E4:Sheet1.E23 Sheet1.I3:Sheet1.I3 Sheet1.I4:Sheet1.I23 Sheet1.M3:Sheet1.M3 Sheet1.M4:Sheet1.M23 Sheet1.Q3:Sheet1.Q3 Sheet1.Q4:Sheet1.Q23 Sheet1.U3:Sheet1.U3 Sheet1.U4:Sheet1.U23 Sheet1.Y3:Sheet1.Y3 Sheet1.Y4:Sheet1.Y23 Sheet1.AC3:Sheet1.AC3 Sheet1.AC4:Sheet1.AC23 Sheet1.AG3:Sheet1.AG3 Sheet1.AG4:Sheet1.AG23 Sheet1.AK3:Sheet1.AK3 Sheet1.AK4:Sheet1.AK23 Sheet1.AO3:Sheet1.AO3 Sheet1.AO4:Sheet1.AO2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40" table:default-cell-style-name="Default"/>
        <table:table-row table:style-name="ro1">
          <table:table-cell table:style-name="ce1" office:value-type="string" calcext:value-type="string" table:number-columns-spanned="1" table:number-rows-spanned="3">
            <text:p>Tasks waiting on the resource</text:p>
          </table:table-cell>
          <table:table-cell table:style-name="ce3" office:value-type="string" calcext:value-type="string" table:number-columns-spanned="8" table:number-rows-spanned="1">
            <text:p>Semaphore</text:p>
          </table:table-cell>
          <table:covered-table-cell table:number-columns-repeated="7" table:style-name="ce5"/>
          <table:table-cell table:style-name="ce11" office:value-type="string" calcext:value-type="string" table:number-columns-spanned="8" table:number-rows-spanned="1">
            <text:p>Semaphore_PIP</text:p>
          </table:table-cell>
          <table:covered-table-cell table:number-columns-repeated="3"/>
          <table:covered-table-cell table:style-name="ce14"/>
          <table:covered-table-cell table:number-columns-repeated="3"/>
          <table:table-cell table:style-name="ce3" office:value-type="string" calcext:value-type="string" table:number-columns-spanned="8" table:number-rows-spanned="1">
            <text:p>Semaphore_PCP</text:p>
          </table:table-cell>
          <table:covered-table-cell table:number-columns-repeated="7" table:style-name="ce5"/>
          <table:table-cell table:style-name="ce11" office:value-type="string" calcext:value-type="string" table:number-columns-spanned="8" table:number-rows-spanned="1">
            <text:p>Semaphore_IPCP</text:p>
          </table:table-cell>
          <table:covered-table-cell table:number-columns-repeated="3"/>
          <table:covered-table-cell table:style-name="ce14"/>
          <table:covered-table-cell table:number-columns-repeated="3"/>
          <table:table-cell table:style-name="ce3" office:value-type="string" calcext:value-type="string" table:number-columns-spanned="8" table:number-rows-spanned="1">
            <text:p>Semaphore_SRP</text:p>
          </table:table-cell>
          <table:covered-table-cell table:number-columns-repeated="7" table:style-name="ce5"/>
        </table:table-row>
        <table:table-row table:style-name="ro1">
          <table:covered-table-cell/>
          <table:table-cell table:style-name="ce4" office:value-type="string" calcext:value-type="string" table:number-columns-spanned="4" table:number-rows-spanned="1">
            <text:p>p()</text:p>
          </table:table-cell>
          <table:covered-table-cell table:number-columns-repeated="3"/>
          <table:table-cell table:style-name="ce6" office:value-type="string" calcext:value-type="string" table:number-columns-spanned="4" table:number-rows-spanned="1">
            <text:p>v()</text:p>
          </table:table-cell>
          <table:covered-table-cell table:number-columns-repeated="3"/>
          <table:table-cell table:style-name="ce12" office:value-type="string" calcext:value-type="string" table:number-columns-spanned="4" table:number-rows-spanned="1">
            <text:p>p()</text:p>
          </table:table-cell>
          <table:covered-table-cell table:number-columns-repeated="3"/>
          <table:table-cell table:style-name="ce14" office:value-type="string" calcext:value-type="string" table:number-columns-spanned="4" table:number-rows-spanned="1">
            <text:p>v()</text:p>
          </table:table-cell>
          <table:covered-table-cell table:number-columns-repeated="3"/>
          <table:table-cell table:style-name="ce12" office:value-type="string" calcext:value-type="string" table:number-columns-spanned="4" table:number-rows-spanned="1">
            <text:p>p()</text:p>
          </table:table-cell>
          <table:covered-table-cell table:number-columns-repeated="3"/>
          <table:table-cell table:style-name="ce14" office:value-type="string" calcext:value-type="string" table:number-columns-spanned="4" table:number-rows-spanned="1">
            <text:p>v()</text:p>
          </table:table-cell>
          <table:covered-table-cell table:number-columns-repeated="3"/>
          <table:table-cell table:style-name="ce12" office:value-type="string" calcext:value-type="string" table:number-columns-spanned="4" table:number-rows-spanned="1">
            <text:p>p()</text:p>
          </table:table-cell>
          <table:covered-table-cell table:number-columns-repeated="3"/>
          <table:table-cell table:style-name="ce14" office:value-type="string" calcext:value-type="string" table:number-columns-spanned="4" table:number-rows-spanned="1">
            <text:p>v()</text:p>
          </table:table-cell>
          <table:covered-table-cell table:number-columns-repeated="3"/>
          <table:table-cell table:style-name="ce12" office:value-type="string" calcext:value-type="string" table:number-columns-spanned="4" table:number-rows-spanned="1">
            <text:p>p()</text:p>
          </table:table-cell>
          <table:covered-table-cell table:number-columns-repeated="3"/>
          <table:table-cell table:style-name="ce14" office:value-type="string" calcext:value-type="string" table:number-columns-spanned="4" table:number-rows-spanned="1">
            <text:p>v()</text:p>
          </table:table-cell>
          <table:covered-table-cell table:number-columns-repeated="3"/>
        </table:table-row>
        <table:table-row table:style-name="ro1">
          <table:covered-table-cell/>
          <table:table-cell office:value-type="string" calcext:value-type="string">
            <text:p>Protocol</text:p>
          </table:table-cell>
          <table:table-cell office:value-type="string" calcext:value-type="string">
            <text:p>Semaphore</text:p>
          </table:table-cell>
          <table:table-cell office:value-type="string" calcext:value-type="string">
            <text:p>Wait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rotocol</text:p>
          </table:table-cell>
          <table:table-cell office:value-type="string" calcext:value-type="string">
            <text:p>Semaphore</text:p>
          </table:table-cell>
          <table:table-cell office:value-type="string" calcext:value-type="string">
            <text:p>Wakeup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Protocol</text:p>
          </table:table-cell>
          <table:table-cell office:value-type="string" calcext:value-type="string">
            <text:p>Semaphore</text:p>
          </table:table-cell>
          <table:table-cell office:value-type="string" calcext:value-type="string">
            <text:p>Wait</text:p>
          </table:table-cell>
          <table:table-cell office:value-type="string" calcext:value-type="string">
            <text:p>PIP P</text:p>
          </table:table-cell>
          <table:table-cell office:value-type="string" calcext:value-type="string">
            <text:p>Protocol</text:p>
          </table:table-cell>
          <table:table-cell office:value-type="string" calcext:value-type="string">
            <text:p>Semaphore</text:p>
          </table:table-cell>
          <table:table-cell office:value-type="string" calcext:value-type="string">
            <text:p>Wakeup</text:p>
          </table:table-cell>
          <table:table-cell office:value-type="string" calcext:value-type="string">
            <text:p>PIP V</text:p>
          </table:table-cell>
          <table:table-cell office:value-type="string" calcext:value-type="string">
            <text:p>Protocol</text:p>
          </table:table-cell>
          <table:table-cell office:value-type="string" calcext:value-type="string">
            <text:p>Semaphore</text:p>
          </table:table-cell>
          <table:table-cell office:value-type="string" calcext:value-type="string">
            <text:p>Wait</text:p>
          </table:table-cell>
          <table:table-cell office:value-type="string" calcext:value-type="string">
            <text:p>PCP P</text:p>
          </table:table-cell>
          <table:table-cell office:value-type="string" calcext:value-type="string">
            <text:p>Protocol</text:p>
          </table:table-cell>
          <table:table-cell office:value-type="string" calcext:value-type="string">
            <text:p>Semaphore</text:p>
          </table:table-cell>
          <table:table-cell office:value-type="string" calcext:value-type="string">
            <text:p>Wakeup</text:p>
          </table:table-cell>
          <table:table-cell office:value-type="string" calcext:value-type="string">
            <text:p>PCP V</text:p>
          </table:table-cell>
          <table:table-cell office:value-type="string" calcext:value-type="string">
            <text:p>Protocol</text:p>
          </table:table-cell>
          <table:table-cell office:value-type="string" calcext:value-type="string">
            <text:p>Semaphore</text:p>
          </table:table-cell>
          <table:table-cell office:value-type="string" calcext:value-type="string">
            <text:p>Wait</text:p>
          </table:table-cell>
          <table:table-cell office:value-type="string" calcext:value-type="string">
            <text:p>IPCP P</text:p>
          </table:table-cell>
          <table:table-cell office:value-type="string" calcext:value-type="string">
            <text:p>Protocol</text:p>
          </table:table-cell>
          <table:table-cell office:value-type="string" calcext:value-type="string">
            <text:p>Semaphore</text:p>
          </table:table-cell>
          <table:table-cell office:value-type="string" calcext:value-type="string">
            <text:p>Wakeup</text:p>
          </table:table-cell>
          <table:table-cell office:value-type="string" calcext:value-type="string">
            <text:p>IPCP V</text:p>
          </table:table-cell>
          <table:table-cell office:value-type="string" calcext:value-type="string">
            <text:p>Protocol</text:p>
          </table:table-cell>
          <table:table-cell office:value-type="string" calcext:value-type="string">
            <text:p>Semaphore</text:p>
          </table:table-cell>
          <table:table-cell office:value-type="string" calcext:value-type="string">
            <text:p>Wait</text:p>
          </table:table-cell>
          <table:table-cell office:value-type="string" calcext:value-type="string">
            <text:p>SRP P</text:p>
          </table:table-cell>
          <table:table-cell office:value-type="string" calcext:value-type="string">
            <text:p>Protocol</text:p>
          </table:table-cell>
          <table:table-cell office:value-type="string" calcext:value-type="string">
            <text:p>Semaphore</text:p>
          </table:table-cell>
          <table:table-cell office:value-type="string" calcext:value-type="string">
            <text:p>Wakeup</text:p>
          </table:table-cell>
          <table:table-cell office:value-type="string" calcext:value-type="string">
            <text:p>SRP V</text:p>
          </table:table-cell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SUM([.C4:.D4])" office:value-type="float" office:value="31" calcext:value-type="float">
            <text:p>31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08" calcext:value-type="float">
            <text:p>108</text:p>
          </table:table-cell>
          <table:table-cell table:formula="of:=SUM([.G4:.H4])" office:value-type="float" office:value="140" calcext:value-type="float">
            <text:p>140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SUM([.J4:.L4])" office:value-type="float" office:value="55" calcext:value-type="float">
            <text:p>55</text:p>
          </table:table-cell>
          <table:table-cell office:value-type="float" office:value="17" calcext:value-type="float">
            <text:p>17</text:p>
          </table:table-cell>
          <table:table-cell office:value-type="float" office:value="32" calcext:value-type="float">
            <text:p>32</text:p>
          </table:table-cell>
          <table:table-cell office:value-type="float" office:value="119" calcext:value-type="float">
            <text:p>119</text:p>
          </table:table-cell>
          <table:table-cell table:formula="of:=SUM([.N4:.P4])" office:value-type="float" office:value="168" calcext:value-type="float">
            <text:p>168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SUM([.R4:.T4])" office:value-type="float" office:value="62" calcext:value-type="float">
            <text:p>62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office:value-type="float" office:value="108" calcext:value-type="float">
            <text:p>108</text:p>
          </table:table-cell>
          <table:table-cell table:formula="of:=SUM([.V4:.X4])" office:value-type="float" office:value="161" calcext:value-type="float">
            <text:p>161</text:p>
          </table:table-cell>
          <table:table-cell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SUM([.Z4:.AB4])" office:value-type="float" office:value="46" calcext:value-type="float">
            <text:p>46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108" calcext:value-type="float">
            <text:p>108</text:p>
          </table:table-cell>
          <table:table-cell table:formula="of:=SUM([.AD4:.AF4])" office:value-type="float" office:value="160" calcext:value-type="float">
            <text:p>160</text:p>
          </table:table-cell>
          <table:table-cell office:value-type="float" office:value="181" calcext:value-type="float">
            <text:p>181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SUM([.AH4:.AJ4])" office:value-type="float" office:value="212" calcext:value-type="float">
            <text:p>212</text:p>
          </table:table-cell>
          <table:table-cell office:value-type="float" office:value="173" calcext:value-type="float">
            <text:p>173</text:p>
          </table:table-cell>
          <table:table-cell office:value-type="float" office:value="31" calcext:value-type="float">
            <text:p>31</text:p>
          </table:table-cell>
          <table:table-cell office:value-type="float" office:value="119" calcext:value-type="float">
            <text:p>119</text:p>
          </table:table-cell>
          <table:table-cell table:formula="of:=SUM([.AL4:.AN4])" office:value-type="float" office:value="323" calcext:value-type="float">
            <text:p>323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88" calcext:value-type="float">
            <text:p>88</text:p>
          </table:table-cell>
          <table:table-cell table:formula="of:=SUM([.C5:.D5])" office:value-type="float" office:value="119" calcext:value-type="float">
            <text:p>119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06" calcext:value-type="float">
            <text:p>106</text:p>
          </table:table-cell>
          <table:table-cell table:formula="of:=SUM([.G5:.H5])" office:value-type="float" office:value="138" calcext:value-type="float">
            <text:p>138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office:value-type="float" office:value="84" calcext:value-type="float">
            <text:p>84</text:p>
          </table:table-cell>
          <table:table-cell table:formula="of:=SUM([.J5:.L5])" office:value-type="float" office:value="146" calcext:value-type="float">
            <text:p>146</text:p>
          </table:table-cell>
          <table:table-cell table:formula="of:=17+25" office:value-type="float" office:value="42" calcext:value-type="float">
            <text:p>42</text:p>
          </table:table-cell>
          <table:table-cell office:value-type="float" office:value="39" calcext:value-type="float">
            <text:p>39</text:p>
          </table:table-cell>
          <table:table-cell office:value-type="float" office:value="118" calcext:value-type="float">
            <text:p>118</text:p>
          </table:table-cell>
          <table:table-cell table:formula="of:=SUM([.N5:.P5])" office:value-type="float" office:value="199" calcext:value-type="float">
            <text:p>199</text:p>
          </table:table-cell>
          <table:table-cell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office:value-type="float" office:value="88" calcext:value-type="float">
            <text:p>88</text:p>
          </table:table-cell>
          <table:table-cell table:formula="of:=SUM([.R5:.T5])" office:value-type="float" office:value="135" calcext:value-type="float">
            <text:p>135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office:value-type="float" office:value="108" calcext:value-type="float">
            <text:p>108</text:p>
          </table:table-cell>
          <table:table-cell table:formula="of:=SUM([.V5:.X5])" office:value-type="float" office:value="161" calcext:value-type="float">
            <text:p>161</text:p>
          </table:table-cell>
          <table:table-cell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office:value-type="float" office:value="88" calcext:value-type="float">
            <text:p>88</text:p>
          </table:table-cell>
          <table:table-cell table:formula="of:=SUM([.Z5:.AB5])" office:value-type="float" office:value="134" calcext:value-type="float">
            <text:p>134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108" calcext:value-type="float">
            <text:p>108</text:p>
          </table:table-cell>
          <table:table-cell table:formula="of:=SUM([.AD5:.AF5])" office:value-type="float" office:value="160" calcext:value-type="float">
            <text:p>160</text:p>
          </table:table-cell>
          <table:table-cell office:value-type="float" office:value="181" calcext:value-type="float">
            <text:p>181</text:p>
          </table:table-cell>
          <table:table-cell office:value-type="float" office:value="38" calcext:value-type="float">
            <text:p>38</text:p>
          </table:table-cell>
          <table:table-cell office:value-type="float" office:value="84" calcext:value-type="float">
            <text:p>84</text:p>
          </table:table-cell>
          <table:table-cell table:formula="of:=SUM([.AH5:.AJ5])" office:value-type="float" office:value="303" calcext:value-type="float">
            <text:p>303</text:p>
          </table:table-cell>
          <table:table-cell office:value-type="float" office:value="173" calcext:value-type="float">
            <text:p>173</text:p>
          </table:table-cell>
          <table:table-cell office:value-type="float" office:value="31" calcext:value-type="float">
            <text:p>31</text:p>
          </table:table-cell>
          <table:table-cell office:value-type="float" office:value="127" calcext:value-type="float">
            <text:p>127</text:p>
          </table:table-cell>
          <table:table-cell table:formula="of:=SUM([.AL5:.AN5])" office:value-type="float" office:value="331" calcext:value-type="float">
            <text:p>331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114" calcext:value-type="float">
            <text:p>114</text:p>
          </table:table-cell>
          <table:table-cell table:formula="of:=SUM([.C6:.D6])" office:value-type="float" office:value="145" calcext:value-type="float">
            <text:p>145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06" calcext:value-type="float">
            <text:p>106</text:p>
          </table:table-cell>
          <table:table-cell table:formula="of:=SUM([.G6:.H6])" office:value-type="float" office:value="138" calcext:value-type="float">
            <text:p>138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office:value-type="float" office:value="104" calcext:value-type="float">
            <text:p>104</text:p>
          </table:table-cell>
          <table:table-cell table:formula="of:=SUM([.J6:.L6])" office:value-type="float" office:value="166" calcext:value-type="float">
            <text:p>166</text:p>
          </table:table-cell>
          <table:table-cell office:value-type="float" office:value="42" calcext:value-type="float">
            <text:p>42</text:p>
          </table:table-cell>
          <table:table-cell office:value-type="float" office:value="39" calcext:value-type="float">
            <text:p>39</text:p>
          </table:table-cell>
          <table:table-cell office:value-type="float" office:value="118" calcext:value-type="float">
            <text:p>118</text:p>
          </table:table-cell>
          <table:table-cell table:formula="of:=SUM([.N6:.P6])" office:value-type="float" office:value="199" calcext:value-type="float">
            <text:p>199</text:p>
          </table:table-cell>
          <table:table-cell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office:value-type="float" office:value="114" calcext:value-type="float">
            <text:p>114</text:p>
          </table:table-cell>
          <table:table-cell table:formula="of:=SUM([.R6:.T6])" office:value-type="float" office:value="161" calcext:value-type="float">
            <text:p>161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office:value-type="float" office:value="106" calcext:value-type="float">
            <text:p>106</text:p>
          </table:table-cell>
          <table:table-cell table:formula="of:=SUM([.V6:.X6])" office:value-type="float" office:value="161" calcext:value-type="float">
            <text:p>161</text:p>
          </table:table-cell>
          <table:table-cell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office:value-type="float" office:value="114" calcext:value-type="float">
            <text:p>114</text:p>
          </table:table-cell>
          <table:table-cell table:formula="of:=SUM([.Z6:.AB6])" office:value-type="float" office:value="160" calcext:value-type="float">
            <text:p>160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106" calcext:value-type="float">
            <text:p>106</text:p>
          </table:table-cell>
          <table:table-cell table:formula="of:=SUM([.AD6:.AF6])" office:value-type="float" office:value="158" calcext:value-type="float">
            <text:p>158</text:p>
          </table:table-cell>
          <table:table-cell office:value-type="float" office:value="181" calcext:value-type="float">
            <text:p>181</text:p>
          </table:table-cell>
          <table:table-cell office:value-type="float" office:value="38" calcext:value-type="float">
            <text:p>38</text:p>
          </table:table-cell>
          <table:table-cell office:value-type="float" office:value="104" calcext:value-type="float">
            <text:p>104</text:p>
          </table:table-cell>
          <table:table-cell table:formula="of:=SUM([.AH6:.AJ6])" office:value-type="float" office:value="323" calcext:value-type="float">
            <text:p>323</text:p>
          </table:table-cell>
          <table:table-cell office:value-type="float" office:value="173" calcext:value-type="float">
            <text:p>173</text:p>
          </table:table-cell>
          <table:table-cell office:value-type="float" office:value="31" calcext:value-type="float">
            <text:p>31</text:p>
          </table:table-cell>
          <table:table-cell office:value-type="float" office:value="118" calcext:value-type="float">
            <text:p>118</text:p>
          </table:table-cell>
          <table:table-cell table:formula="of:=SUM([.AL6:.AN6])" office:value-type="float" office:value="322" calcext:value-type="float">
            <text:p>322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131" calcext:value-type="float">
            <text:p>131</text:p>
          </table:table-cell>
          <table:table-cell table:formula="of:=SUM([.C7:.D7])" office:value-type="float" office:value="162" calcext:value-type="float">
            <text:p>16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06" calcext:value-type="float">
            <text:p>106</text:p>
          </table:table-cell>
          <table:table-cell table:formula="of:=SUM([.G7:.H7])" office:value-type="float" office:value="138" calcext:value-type="float">
            <text:p>138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office:value-type="float" office:value="117" calcext:value-type="float">
            <text:p>117</text:p>
          </table:table-cell>
          <table:table-cell table:formula="of:=SUM([.J7:.L7])" office:value-type="float" office:value="179" calcext:value-type="float">
            <text:p>179</text:p>
          </table:table-cell>
          <table:table-cell table:formula="of:=17+25" office:value-type="float" office:value="42" calcext:value-type="float">
            <text:p>42</text:p>
          </table:table-cell>
          <table:table-cell office:value-type="float" office:value="39" calcext:value-type="float">
            <text:p>39</text:p>
          </table:table-cell>
          <table:table-cell office:value-type="float" office:value="118" calcext:value-type="float">
            <text:p>118</text:p>
          </table:table-cell>
          <table:table-cell table:formula="of:=SUM([.N7:.P7])" office:value-type="float" office:value="199" calcext:value-type="float">
            <text:p>199</text:p>
          </table:table-cell>
          <table:table-cell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office:value-type="float" office:value="131" calcext:value-type="float">
            <text:p>131</text:p>
          </table:table-cell>
          <table:table-cell table:formula="of:=SUM([.R7:.T7])" office:value-type="float" office:value="178" calcext:value-type="float">
            <text:p>178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office:value-type="float" office:value="106" calcext:value-type="float">
            <text:p>106</text:p>
          </table:table-cell>
          <table:table-cell table:formula="of:=SUM([.V7:.X7])" office:value-type="float" office:value="161" calcext:value-type="float">
            <text:p>161</text:p>
          </table:table-cell>
          <table:table-cell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office:value-type="float" office:value="131" calcext:value-type="float">
            <text:p>131</text:p>
          </table:table-cell>
          <table:table-cell table:formula="of:=SUM([.Z7:.AB7])" office:value-type="float" office:value="177" calcext:value-type="float">
            <text:p>177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106" calcext:value-type="float">
            <text:p>106</text:p>
          </table:table-cell>
          <table:table-cell table:formula="of:=SUM([.AD7:.AF7])" office:value-type="float" office:value="158" calcext:value-type="float">
            <text:p>158</text:p>
          </table:table-cell>
          <table:table-cell office:value-type="float" office:value="181" calcext:value-type="float">
            <text:p>181</text:p>
          </table:table-cell>
          <table:table-cell office:value-type="float" office:value="38" calcext:value-type="float">
            <text:p>38</text:p>
          </table:table-cell>
          <table:table-cell office:value-type="float" office:value="117" calcext:value-type="float">
            <text:p>117</text:p>
          </table:table-cell>
          <table:table-cell table:formula="of:=SUM([.AH7:.AJ7])" office:value-type="float" office:value="336" calcext:value-type="float">
            <text:p>336</text:p>
          </table:table-cell>
          <table:table-cell office:value-type="float" office:value="173" calcext:value-type="float">
            <text:p>173</text:p>
          </table:table-cell>
          <table:table-cell office:value-type="float" office:value="31" calcext:value-type="float">
            <text:p>31</text:p>
          </table:table-cell>
          <table:table-cell office:value-type="float" office:value="127" calcext:value-type="float">
            <text:p>127</text:p>
          </table:table-cell>
          <table:table-cell table:formula="of:=SUM([.AL7:.AN7])" office:value-type="float" office:value="331" calcext:value-type="float">
            <text:p>331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152" calcext:value-type="float">
            <text:p>152</text:p>
          </table:table-cell>
          <table:table-cell table:formula="of:=SUM([.C8:.D8])" office:value-type="float" office:value="183" calcext:value-type="float">
            <text:p>183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06" calcext:value-type="float">
            <text:p>106</text:p>
          </table:table-cell>
          <table:table-cell table:formula="of:=SUM([.G8:.H8])" office:value-type="float" office:value="138" calcext:value-type="float">
            <text:p>138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office:value-type="float" office:value="138" calcext:value-type="float">
            <text:p>138</text:p>
          </table:table-cell>
          <table:table-cell table:formula="of:=SUM([.J8:.L8])" office:value-type="float" office:value="200" calcext:value-type="float">
            <text:p>200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118" calcext:value-type="float">
            <text:p>118</text:p>
          </table:table-cell>
          <table:table-cell table:formula="of:=SUM([.N8:.P8])" office:value-type="float" office:value="200" calcext:value-type="float">
            <text:p>200</text:p>
          </table:table-cell>
          <table:table-cell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office:value-type="float" office:value="152" calcext:value-type="float">
            <text:p>152</text:p>
          </table:table-cell>
          <table:table-cell table:formula="of:=SUM([.R8:.T8])" office:value-type="float" office:value="199" calcext:value-type="float">
            <text:p>199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office:value-type="float" office:value="104" calcext:value-type="float">
            <text:p>104</text:p>
          </table:table-cell>
          <table:table-cell table:formula="of:=SUM([.V8:.X8])" office:value-type="float" office:value="159" calcext:value-type="float">
            <text:p>159</text:p>
          </table:table-cell>
          <table:table-cell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office:value-type="float" office:value="152" calcext:value-type="float">
            <text:p>152</text:p>
          </table:table-cell>
          <table:table-cell table:formula="of:=SUM([.Z8:.AB8])" office:value-type="float" office:value="198" calcext:value-type="float">
            <text:p>198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106" calcext:value-type="float">
            <text:p>106</text:p>
          </table:table-cell>
          <table:table-cell table:formula="of:=SUM([.AD8:.AF8])" office:value-type="float" office:value="158" calcext:value-type="float">
            <text:p>158</text:p>
          </table:table-cell>
          <table:table-cell office:value-type="float" office:value="181" calcext:value-type="float">
            <text:p>181</text:p>
          </table:table-cell>
          <table:table-cell office:value-type="float" office:value="38" calcext:value-type="float">
            <text:p>38</text:p>
          </table:table-cell>
          <table:table-cell office:value-type="float" office:value="138" calcext:value-type="float">
            <text:p>138</text:p>
          </table:table-cell>
          <table:table-cell table:formula="of:=SUM([.AH8:.AJ8])" office:value-type="float" office:value="357" calcext:value-type="float">
            <text:p>357</text:p>
          </table:table-cell>
          <table:table-cell office:value-type="float" office:value="173" calcext:value-type="float">
            <text:p>173</text:p>
          </table:table-cell>
          <table:table-cell office:value-type="float" office:value="31" calcext:value-type="float">
            <text:p>31</text:p>
          </table:table-cell>
          <table:table-cell office:value-type="float" office:value="118" calcext:value-type="float">
            <text:p>118</text:p>
          </table:table-cell>
          <table:table-cell table:formula="of:=SUM([.AL8:.AN8])" office:value-type="float" office:value="322" calcext:value-type="float">
            <text:p>322</text:p>
          </table:table-cell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173" calcext:value-type="float">
            <text:p>173</text:p>
          </table:table-cell>
          <table:table-cell table:formula="of:=SUM([.C9:.D9])" office:value-type="float" office:value="204" calcext:value-type="float">
            <text:p>204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06" calcext:value-type="float">
            <text:p>106</text:p>
          </table:table-cell>
          <table:table-cell table:formula="of:=SUM([.G9:.H9])" office:value-type="float" office:value="138" calcext:value-type="float">
            <text:p>138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office:value-type="float" office:value="159" calcext:value-type="float">
            <text:p>159</text:p>
          </table:table-cell>
          <table:table-cell table:formula="of:=SUM([.J9:.L9])" office:value-type="float" office:value="221" calcext:value-type="float">
            <text:p>221</text:p>
          </table:table-cell>
          <table:table-cell table:formula="of:=17+25" office:value-type="float" office:value="42" calcext:value-type="float">
            <text:p>42</text:p>
          </table:table-cell>
          <table:table-cell office:value-type="float" office:value="39" calcext:value-type="float">
            <text:p>39</text:p>
          </table:table-cell>
          <table:table-cell office:value-type="float" office:value="118" calcext:value-type="float">
            <text:p>118</text:p>
          </table:table-cell>
          <table:table-cell table:formula="of:=SUM([.N9:.P9])" office:value-type="float" office:value="199" calcext:value-type="float">
            <text:p>199</text:p>
          </table:table-cell>
          <table:table-cell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office:value-type="float" office:value="173" calcext:value-type="float">
            <text:p>173</text:p>
          </table:table-cell>
          <table:table-cell table:formula="of:=SUM([.R9:.T9])" office:value-type="float" office:value="220" calcext:value-type="float">
            <text:p>220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office:value-type="float" office:value="105" calcext:value-type="float">
            <text:p>105</text:p>
          </table:table-cell>
          <table:table-cell table:formula="of:=SUM([.V9:.X9])" office:value-type="float" office:value="160" calcext:value-type="float">
            <text:p>160</text:p>
          </table:table-cell>
          <table:table-cell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office:value-type="float" office:value="173" calcext:value-type="float">
            <text:p>173</text:p>
          </table:table-cell>
          <table:table-cell table:formula="of:=SUM([.Z9:.AB9])" office:value-type="float" office:value="219" calcext:value-type="float">
            <text:p>219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106" calcext:value-type="float">
            <text:p>106</text:p>
          </table:table-cell>
          <table:table-cell table:formula="of:=SUM([.AD9:.AF9])" office:value-type="float" office:value="158" calcext:value-type="float">
            <text:p>158</text:p>
          </table:table-cell>
          <table:table-cell office:value-type="float" office:value="181" calcext:value-type="float">
            <text:p>181</text:p>
          </table:table-cell>
          <table:table-cell office:value-type="float" office:value="38" calcext:value-type="float">
            <text:p>38</text:p>
          </table:table-cell>
          <table:table-cell office:value-type="float" office:value="159" calcext:value-type="float">
            <text:p>159</text:p>
          </table:table-cell>
          <table:table-cell table:formula="of:=SUM([.AH9:.AJ9])" office:value-type="float" office:value="378" calcext:value-type="float">
            <text:p>378</text:p>
          </table:table-cell>
          <table:table-cell office:value-type="float" office:value="173" calcext:value-type="float">
            <text:p>173</text:p>
          </table:table-cell>
          <table:table-cell office:value-type="float" office:value="31" calcext:value-type="float">
            <text:p>31</text:p>
          </table:table-cell>
          <table:table-cell office:value-type="float" office:value="127" calcext:value-type="float">
            <text:p>127</text:p>
          </table:table-cell>
          <table:table-cell table:formula="of:=SUM([.AL9:.AN9])" office:value-type="float" office:value="331" calcext:value-type="float">
            <text:p>331</text:p>
          </table:table-cell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194" calcext:value-type="float">
            <text:p>194</text:p>
          </table:table-cell>
          <table:table-cell table:formula="of:=SUM([.C10:.D10])" office:value-type="float" office:value="225" calcext:value-type="float">
            <text:p>225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06" calcext:value-type="float">
            <text:p>106</text:p>
          </table:table-cell>
          <table:table-cell table:formula="of:=SUM([.G10:.H10])" office:value-type="float" office:value="138" calcext:value-type="float">
            <text:p>138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office:value-type="float" office:value="180" calcext:value-type="float">
            <text:p>180</text:p>
          </table:table-cell>
          <table:table-cell table:formula="of:=SUM([.J10:.L10])" office:value-type="float" office:value="242" calcext:value-type="float">
            <text:p>242</text:p>
          </table:table-cell>
          <table:table-cell office:value-type="float" office:value="44" calcext:value-type="float">
            <text:p>44</text:p>
          </table:table-cell>
          <table:table-cell office:value-type="float" office:value="39" calcext:value-type="float">
            <text:p>39</text:p>
          </table:table-cell>
          <table:table-cell office:value-type="float" office:value="115" calcext:value-type="float">
            <text:p>115</text:p>
          </table:table-cell>
          <table:table-cell table:formula="of:=SUM([.N10:.P10])" office:value-type="float" office:value="198" calcext:value-type="float">
            <text:p>198</text:p>
          </table:table-cell>
          <table:table-cell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office:value-type="float" office:value="194" calcext:value-type="float">
            <text:p>194</text:p>
          </table:table-cell>
          <table:table-cell table:formula="of:=SUM([.R10:.T10])" office:value-type="float" office:value="241" calcext:value-type="float">
            <text:p>241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office:value-type="float" office:value="106" calcext:value-type="float">
            <text:p>106</text:p>
          </table:table-cell>
          <table:table-cell table:formula="of:=SUM([.V10:.X10])" office:value-type="float" office:value="161" calcext:value-type="float">
            <text:p>161</text:p>
          </table:table-cell>
          <table:table-cell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office:value-type="float" office:value="194" calcext:value-type="float">
            <text:p>194</text:p>
          </table:table-cell>
          <table:table-cell table:formula="of:=SUM([.Z10:.AB10])" office:value-type="float" office:value="240" calcext:value-type="float">
            <text:p>240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106" calcext:value-type="float">
            <text:p>106</text:p>
          </table:table-cell>
          <table:table-cell table:formula="of:=SUM([.AD10:.AF10])" office:value-type="float" office:value="158" calcext:value-type="float">
            <text:p>158</text:p>
          </table:table-cell>
          <table:table-cell office:value-type="float" office:value="181" calcext:value-type="float">
            <text:p>181</text:p>
          </table:table-cell>
          <table:table-cell office:value-type="float" office:value="38" calcext:value-type="float">
            <text:p>38</text:p>
          </table:table-cell>
          <table:table-cell office:value-type="float" office:value="180" calcext:value-type="float">
            <text:p>180</text:p>
          </table:table-cell>
          <table:table-cell table:formula="of:=SUM([.AH10:.AJ10])" office:value-type="float" office:value="399" calcext:value-type="float">
            <text:p>399</text:p>
          </table:table-cell>
          <table:table-cell office:value-type="float" office:value="173" calcext:value-type="float">
            <text:p>173</text:p>
          </table:table-cell>
          <table:table-cell office:value-type="float" office:value="31" calcext:value-type="float">
            <text:p>31</text:p>
          </table:table-cell>
          <table:table-cell office:value-type="float" office:value="118" calcext:value-type="float">
            <text:p>118</text:p>
          </table:table-cell>
          <table:table-cell table:formula="of:=SUM([.AL10:.AN10])" office:value-type="float" office:value="322" calcext:value-type="float">
            <text:p>322</text:p>
          </table:table-cell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215" calcext:value-type="float">
            <text:p>215</text:p>
          </table:table-cell>
          <table:table-cell table:formula="of:=SUM([.C11:.D11])" office:value-type="float" office:value="246" calcext:value-type="float">
            <text:p>24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03" calcext:value-type="float">
            <text:p>103</text:p>
          </table:table-cell>
          <table:table-cell table:formula="of:=SUM([.G11:.H11])" office:value-type="float" office:value="135" calcext:value-type="float">
            <text:p>135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office:value-type="float" office:value="201" calcext:value-type="float">
            <text:p>201</text:p>
          </table:table-cell>
          <table:table-cell table:formula="of:=SUM([.J11:.L11])" office:value-type="float" office:value="263" calcext:value-type="float">
            <text:p>263</text:p>
          </table:table-cell>
          <table:table-cell table:formula="of:=17+25" office:value-type="float" office:value="42" calcext:value-type="float">
            <text:p>42</text:p>
          </table:table-cell>
          <table:table-cell office:value-type="float" office:value="39" calcext:value-type="float">
            <text:p>39</text:p>
          </table:table-cell>
          <table:table-cell office:value-type="float" office:value="116" calcext:value-type="float">
            <text:p>116</text:p>
          </table:table-cell>
          <table:table-cell table:formula="of:=SUM([.N11:.P11])" office:value-type="float" office:value="197" calcext:value-type="float">
            <text:p>197</text:p>
          </table:table-cell>
          <table:table-cell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office:value-type="float" office:value="215" calcext:value-type="float">
            <text:p>215</text:p>
          </table:table-cell>
          <table:table-cell table:formula="of:=SUM([.R11:.T11])" office:value-type="float" office:value="262" calcext:value-type="float">
            <text:p>262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office:value-type="float" office:value="107" calcext:value-type="float">
            <text:p>107</text:p>
          </table:table-cell>
          <table:table-cell table:formula="of:=SUM([.V11:.X11])" office:value-type="float" office:value="162" calcext:value-type="float">
            <text:p>162</text:p>
          </table:table-cell>
          <table:table-cell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office:value-type="float" office:value="215" calcext:value-type="float">
            <text:p>215</text:p>
          </table:table-cell>
          <table:table-cell table:formula="of:=SUM([.Z11:.AB11])" office:value-type="float" office:value="261" calcext:value-type="float">
            <text:p>261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106" calcext:value-type="float">
            <text:p>106</text:p>
          </table:table-cell>
          <table:table-cell table:formula="of:=SUM([.AD11:.AF11])" office:value-type="float" office:value="158" calcext:value-type="float">
            <text:p>158</text:p>
          </table:table-cell>
          <table:table-cell office:value-type="float" office:value="181" calcext:value-type="float">
            <text:p>181</text:p>
          </table:table-cell>
          <table:table-cell office:value-type="float" office:value="38" calcext:value-type="float">
            <text:p>38</text:p>
          </table:table-cell>
          <table:table-cell office:value-type="float" office:value="201" calcext:value-type="float">
            <text:p>201</text:p>
          </table:table-cell>
          <table:table-cell table:formula="of:=SUM([.AH11:.AJ11])" office:value-type="float" office:value="420" calcext:value-type="float">
            <text:p>420</text:p>
          </table:table-cell>
          <table:table-cell office:value-type="float" office:value="173" calcext:value-type="float">
            <text:p>173</text:p>
          </table:table-cell>
          <table:table-cell office:value-type="float" office:value="31" calcext:value-type="float">
            <text:p>31</text:p>
          </table:table-cell>
          <table:table-cell office:value-type="float" office:value="125" calcext:value-type="float">
            <text:p>125</text:p>
          </table:table-cell>
          <table:table-cell table:formula="of:=SUM([.AL11:.AN11])" office:value-type="float" office:value="329" calcext:value-type="float">
            <text:p>329</text:p>
          </table:table-cell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236" calcext:value-type="float">
            <text:p>236</text:p>
          </table:table-cell>
          <table:table-cell table:formula="of:=SUM([.C12:.D12])" office:value-type="float" office:value="267" calcext:value-type="float">
            <text:p>267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04" calcext:value-type="float">
            <text:p>104</text:p>
          </table:table-cell>
          <table:table-cell table:formula="of:=SUM([.G12:.H12])" office:value-type="float" office:value="136" calcext:value-type="float">
            <text:p>136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office:value-type="float" office:value="222" calcext:value-type="float">
            <text:p>222</text:p>
          </table:table-cell>
          <table:table-cell table:formula="of:=SUM([.J12:.L12])" office:value-type="float" office:value="284" calcext:value-type="float">
            <text:p>284</text:p>
          </table:table-cell>
          <table:table-cell office:value-type="float" office:value="45" calcext:value-type="float">
            <text:p>45</text:p>
          </table:table-cell>
          <table:table-cell office:value-type="float" office:value="39" calcext:value-type="float">
            <text:p>39</text:p>
          </table:table-cell>
          <table:table-cell office:value-type="float" office:value="116" calcext:value-type="float">
            <text:p>116</text:p>
          </table:table-cell>
          <table:table-cell table:formula="of:=SUM([.N12:.P12])" office:value-type="float" office:value="200" calcext:value-type="float">
            <text:p>200</text:p>
          </table:table-cell>
          <table:table-cell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office:value-type="float" office:value="236" calcext:value-type="float">
            <text:p>236</text:p>
          </table:table-cell>
          <table:table-cell table:formula="of:=SUM([.R12:.T12])" office:value-type="float" office:value="283" calcext:value-type="float">
            <text:p>283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office:value-type="float" office:value="108" calcext:value-type="float">
            <text:p>108</text:p>
          </table:table-cell>
          <table:table-cell table:formula="of:=SUM([.V12:.X12])" office:value-type="float" office:value="163" calcext:value-type="float">
            <text:p>163</text:p>
          </table:table-cell>
          <table:table-cell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office:value-type="float" office:value="236" calcext:value-type="float">
            <text:p>236</text:p>
          </table:table-cell>
          <table:table-cell table:formula="of:=SUM([.Z12:.AB12])" office:value-type="float" office:value="282" calcext:value-type="float">
            <text:p>282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104" calcext:value-type="float">
            <text:p>104</text:p>
          </table:table-cell>
          <table:table-cell table:formula="of:=SUM([.AD12:.AF12])" office:value-type="float" office:value="156" calcext:value-type="float">
            <text:p>156</text:p>
          </table:table-cell>
          <table:table-cell office:value-type="float" office:value="181" calcext:value-type="float">
            <text:p>181</text:p>
          </table:table-cell>
          <table:table-cell office:value-type="float" office:value="38" calcext:value-type="float">
            <text:p>38</text:p>
          </table:table-cell>
          <table:table-cell office:value-type="float" office:value="222" calcext:value-type="float">
            <text:p>222</text:p>
          </table:table-cell>
          <table:table-cell table:formula="of:=SUM([.AH12:.AJ12])" office:value-type="float" office:value="441" calcext:value-type="float">
            <text:p>441</text:p>
          </table:table-cell>
          <table:table-cell office:value-type="float" office:value="173" calcext:value-type="float">
            <text:p>173</text:p>
          </table:table-cell>
          <table:table-cell office:value-type="float" office:value="31" calcext:value-type="float">
            <text:p>31</text:p>
          </table:table-cell>
          <table:table-cell office:value-type="float" office:value="116" calcext:value-type="float">
            <text:p>116</text:p>
          </table:table-cell>
          <table:table-cell table:formula="of:=SUM([.AL12:.AN12])" office:value-type="float" office:value="320" calcext:value-type="float">
            <text:p>320</text:p>
          </table:table-cell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257" calcext:value-type="float">
            <text:p>257</text:p>
          </table:table-cell>
          <table:table-cell table:formula="of:=SUM([.C13:.D13])" office:value-type="float" office:value="288" calcext:value-type="float">
            <text:p>288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04" calcext:value-type="float">
            <text:p>104</text:p>
          </table:table-cell>
          <table:table-cell table:formula="of:=SUM([.G13:.H13])" office:value-type="float" office:value="136" calcext:value-type="float">
            <text:p>136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office:value-type="float" office:value="243" calcext:value-type="float">
            <text:p>243</text:p>
          </table:table-cell>
          <table:table-cell table:formula="of:=SUM([.J13:.L13])" office:value-type="float" office:value="305" calcext:value-type="float">
            <text:p>305</text:p>
          </table:table-cell>
          <table:table-cell table:formula="of:=17+25" office:value-type="float" office:value="42" calcext:value-type="float">
            <text:p>42</text:p>
          </table:table-cell>
          <table:table-cell office:value-type="float" office:value="39" calcext:value-type="float">
            <text:p>39</text:p>
          </table:table-cell>
          <table:table-cell office:value-type="float" office:value="116" calcext:value-type="float">
            <text:p>116</text:p>
          </table:table-cell>
          <table:table-cell table:formula="of:=SUM([.N13:.P13])" office:value-type="float" office:value="197" calcext:value-type="float">
            <text:p>197</text:p>
          </table:table-cell>
          <table:table-cell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office:value-type="float" office:value="257" calcext:value-type="float">
            <text:p>257</text:p>
          </table:table-cell>
          <table:table-cell table:formula="of:=SUM([.R13:.T13])" office:value-type="float" office:value="304" calcext:value-type="float">
            <text:p>304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office:value-type="float" office:value="109" calcext:value-type="float">
            <text:p>109</text:p>
          </table:table-cell>
          <table:table-cell table:formula="of:=SUM([.V13:.X13])" office:value-type="float" office:value="164" calcext:value-type="float">
            <text:p>164</text:p>
          </table:table-cell>
          <table:table-cell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office:value-type="float" office:value="257" calcext:value-type="float">
            <text:p>257</text:p>
          </table:table-cell>
          <table:table-cell table:formula="of:=SUM([.Z13:.AB13])" office:value-type="float" office:value="303" calcext:value-type="float">
            <text:p>303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104" calcext:value-type="float">
            <text:p>104</text:p>
          </table:table-cell>
          <table:table-cell table:formula="of:=SUM([.AD13:.AF13])" office:value-type="float" office:value="156" calcext:value-type="float">
            <text:p>156</text:p>
          </table:table-cell>
          <table:table-cell office:value-type="float" office:value="181" calcext:value-type="float">
            <text:p>181</text:p>
          </table:table-cell>
          <table:table-cell office:value-type="float" office:value="38" calcext:value-type="float">
            <text:p>38</text:p>
          </table:table-cell>
          <table:table-cell office:value-type="float" office:value="243" calcext:value-type="float">
            <text:p>243</text:p>
          </table:table-cell>
          <table:table-cell table:formula="of:=SUM([.AH13:.AJ13])" office:value-type="float" office:value="462" calcext:value-type="float">
            <text:p>462</text:p>
          </table:table-cell>
          <table:table-cell office:value-type="float" office:value="173" calcext:value-type="float">
            <text:p>173</text:p>
          </table:table-cell>
          <table:table-cell office:value-type="float" office:value="31" calcext:value-type="float">
            <text:p>31</text:p>
          </table:table-cell>
          <table:table-cell office:value-type="float" office:value="126" calcext:value-type="float">
            <text:p>126</text:p>
          </table:table-cell>
          <table:table-cell table:formula="of:=SUM([.AL13:.AN13])" office:value-type="float" office:value="330" calcext:value-type="float">
            <text:p>330</text:p>
          </table:table-cell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278" calcext:value-type="float">
            <text:p>278</text:p>
          </table:table-cell>
          <table:table-cell table:formula="of:=SUM([.C14:.D14])" office:value-type="float" office:value="309" calcext:value-type="float">
            <text:p>309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04" calcext:value-type="float">
            <text:p>104</text:p>
          </table:table-cell>
          <table:table-cell table:formula="of:=SUM([.G14:.H14])" office:value-type="float" office:value="136" calcext:value-type="float">
            <text:p>136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office:value-type="float" office:value="264" calcext:value-type="float">
            <text:p>264</text:p>
          </table:table-cell>
          <table:table-cell table:formula="of:=SUM([.J14:.L14])" office:value-type="float" office:value="326" calcext:value-type="float">
            <text:p>326</text:p>
          </table:table-cell>
          <table:table-cell office:value-type="float" office:value="46" calcext:value-type="float">
            <text:p>46</text:p>
          </table:table-cell>
          <table:table-cell office:value-type="float" office:value="39" calcext:value-type="float">
            <text:p>39</text:p>
          </table:table-cell>
          <table:table-cell office:value-type="float" office:value="116" calcext:value-type="float">
            <text:p>116</text:p>
          </table:table-cell>
          <table:table-cell table:formula="of:=SUM([.N14:.P14])" office:value-type="float" office:value="201" calcext:value-type="float">
            <text:p>201</text:p>
          </table:table-cell>
          <table:table-cell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office:value-type="float" office:value="278" calcext:value-type="float">
            <text:p>278</text:p>
          </table:table-cell>
          <table:table-cell table:formula="of:=SUM([.R14:.T14])" office:value-type="float" office:value="325" calcext:value-type="float">
            <text:p>325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office:value-type="float" office:value="110" calcext:value-type="float">
            <text:p>110</text:p>
          </table:table-cell>
          <table:table-cell table:formula="of:=SUM([.V14:.X14])" office:value-type="float" office:value="165" calcext:value-type="float">
            <text:p>165</text:p>
          </table:table-cell>
          <table:table-cell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office:value-type="float" office:value="278" calcext:value-type="float">
            <text:p>278</text:p>
          </table:table-cell>
          <table:table-cell table:formula="of:=SUM([.Z14:.AB14])" office:value-type="float" office:value="324" calcext:value-type="float">
            <text:p>324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104" calcext:value-type="float">
            <text:p>104</text:p>
          </table:table-cell>
          <table:table-cell table:formula="of:=SUM([.AD14:.AF14])" office:value-type="float" office:value="156" calcext:value-type="float">
            <text:p>156</text:p>
          </table:table-cell>
          <table:table-cell office:value-type="float" office:value="181" calcext:value-type="float">
            <text:p>181</text:p>
          </table:table-cell>
          <table:table-cell office:value-type="float" office:value="38" calcext:value-type="float">
            <text:p>38</text:p>
          </table:table-cell>
          <table:table-cell office:value-type="float" office:value="264" calcext:value-type="float">
            <text:p>264</text:p>
          </table:table-cell>
          <table:table-cell table:formula="of:=SUM([.AH14:.AJ14])" office:value-type="float" office:value="483" calcext:value-type="float">
            <text:p>483</text:p>
          </table:table-cell>
          <table:table-cell office:value-type="float" office:value="173" calcext:value-type="float">
            <text:p>173</text:p>
          </table:table-cell>
          <table:table-cell office:value-type="float" office:value="31" calcext:value-type="float">
            <text:p>31</text:p>
          </table:table-cell>
          <table:table-cell office:value-type="float" office:value="116" calcext:value-type="float">
            <text:p>116</text:p>
          </table:table-cell>
          <table:table-cell table:formula="of:=SUM([.AL14:.AN14])" office:value-type="float" office:value="320" calcext:value-type="float">
            <text:p>320</text:p>
          </table:table-cell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299" calcext:value-type="float">
            <text:p>299</text:p>
          </table:table-cell>
          <table:table-cell table:formula="of:=SUM([.C15:.D15])" office:value-type="float" office:value="330" calcext:value-type="float">
            <text:p>330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04" calcext:value-type="float">
            <text:p>104</text:p>
          </table:table-cell>
          <table:table-cell table:formula="of:=SUM([.G15:.H15])" office:value-type="float" office:value="136" calcext:value-type="float">
            <text:p>136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office:value-type="float" office:value="285" calcext:value-type="float">
            <text:p>285</text:p>
          </table:table-cell>
          <table:table-cell table:formula="of:=SUM([.J15:.L15])" office:value-type="float" office:value="347" calcext:value-type="float">
            <text:p>347</text:p>
          </table:table-cell>
          <table:table-cell table:formula="of:=17+25" office:value-type="float" office:value="42" calcext:value-type="float">
            <text:p>42</text:p>
          </table:table-cell>
          <table:table-cell office:value-type="float" office:value="39" calcext:value-type="float">
            <text:p>39</text:p>
          </table:table-cell>
          <table:table-cell office:value-type="float" office:value="116" calcext:value-type="float">
            <text:p>116</text:p>
          </table:table-cell>
          <table:table-cell table:formula="of:=SUM([.N15:.P15])" office:value-type="float" office:value="197" calcext:value-type="float">
            <text:p>197</text:p>
          </table:table-cell>
          <table:table-cell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office:value-type="float" office:value="299" calcext:value-type="float">
            <text:p>299</text:p>
          </table:table-cell>
          <table:table-cell table:formula="of:=SUM([.R15:.T15])" office:value-type="float" office:value="346" calcext:value-type="float">
            <text:p>346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office:value-type="float" office:value="103" calcext:value-type="float">
            <text:p>103</text:p>
          </table:table-cell>
          <table:table-cell table:formula="of:=SUM([.V15:.X15])" office:value-type="float" office:value="158" calcext:value-type="float">
            <text:p>158</text:p>
          </table:table-cell>
          <table:table-cell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office:value-type="float" office:value="299" calcext:value-type="float">
            <text:p>299</text:p>
          </table:table-cell>
          <table:table-cell table:formula="of:=SUM([.Z15:.AB15])" office:value-type="float" office:value="345" calcext:value-type="float">
            <text:p>345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104" calcext:value-type="float">
            <text:p>104</text:p>
          </table:table-cell>
          <table:table-cell table:formula="of:=SUM([.AD15:.AF15])" office:value-type="float" office:value="156" calcext:value-type="float">
            <text:p>156</text:p>
          </table:table-cell>
          <table:table-cell office:value-type="float" office:value="181" calcext:value-type="float">
            <text:p>181</text:p>
          </table:table-cell>
          <table:table-cell office:value-type="float" office:value="38" calcext:value-type="float">
            <text:p>38</text:p>
          </table:table-cell>
          <table:table-cell office:value-type="float" office:value="285" calcext:value-type="float">
            <text:p>285</text:p>
          </table:table-cell>
          <table:table-cell table:formula="of:=SUM([.AH15:.AJ15])" office:value-type="float" office:value="504" calcext:value-type="float">
            <text:p>504</text:p>
          </table:table-cell>
          <table:table-cell office:value-type="float" office:value="173" calcext:value-type="float">
            <text:p>173</text:p>
          </table:table-cell>
          <table:table-cell office:value-type="float" office:value="31" calcext:value-type="float">
            <text:p>31</text:p>
          </table:table-cell>
          <table:table-cell office:value-type="float" office:value="126" calcext:value-type="float">
            <text:p>126</text:p>
          </table:table-cell>
          <table:table-cell table:formula="of:=SUM([.AL15:.AN15])" office:value-type="float" office:value="330" calcext:value-type="float">
            <text:p>330</text:p>
          </table:table-cell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320" calcext:value-type="float">
            <text:p>320</text:p>
          </table:table-cell>
          <table:table-cell table:formula="of:=SUM([.C16:.D16])" office:value-type="float" office:value="351" calcext:value-type="float">
            <text:p>351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04" calcext:value-type="float">
            <text:p>104</text:p>
          </table:table-cell>
          <table:table-cell table:formula="of:=SUM([.G16:.H16])" office:value-type="float" office:value="136" calcext:value-type="float">
            <text:p>136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office:value-type="float" office:value="306" calcext:value-type="float">
            <text:p>306</text:p>
          </table:table-cell>
          <table:table-cell table:formula="of:=SUM([.J16:.L16])" office:value-type="float" office:value="368" calcext:value-type="float">
            <text:p>368</text:p>
          </table:table-cell>
          <table:table-cell office:value-type="float" office:value="47" calcext:value-type="float">
            <text:p>47</text:p>
          </table:table-cell>
          <table:table-cell office:value-type="float" office:value="39" calcext:value-type="float">
            <text:p>39</text:p>
          </table:table-cell>
          <table:table-cell office:value-type="float" office:value="116" calcext:value-type="float">
            <text:p>116</text:p>
          </table:table-cell>
          <table:table-cell table:formula="of:=SUM([.N16:.P16])" office:value-type="float" office:value="202" calcext:value-type="float">
            <text:p>202</text:p>
          </table:table-cell>
          <table:table-cell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office:value-type="float" office:value="320" calcext:value-type="float">
            <text:p>320</text:p>
          </table:table-cell>
          <table:table-cell table:formula="of:=SUM([.R16:.T16])" office:value-type="float" office:value="367" calcext:value-type="float">
            <text:p>367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office:value-type="float" office:value="106" calcext:value-type="float">
            <text:p>106</text:p>
          </table:table-cell>
          <table:table-cell table:formula="of:=SUM([.V16:.X16])" office:value-type="float" office:value="161" calcext:value-type="float">
            <text:p>161</text:p>
          </table:table-cell>
          <table:table-cell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office:value-type="float" office:value="320" calcext:value-type="float">
            <text:p>320</text:p>
          </table:table-cell>
          <table:table-cell table:formula="of:=SUM([.Z16:.AB16])" office:value-type="float" office:value="366" calcext:value-type="float">
            <text:p>366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104" calcext:value-type="float">
            <text:p>104</text:p>
          </table:table-cell>
          <table:table-cell table:formula="of:=SUM([.AD16:.AF16])" office:value-type="float" office:value="156" calcext:value-type="float">
            <text:p>156</text:p>
          </table:table-cell>
          <table:table-cell office:value-type="float" office:value="181" calcext:value-type="float">
            <text:p>181</text:p>
          </table:table-cell>
          <table:table-cell office:value-type="float" office:value="38" calcext:value-type="float">
            <text:p>38</text:p>
          </table:table-cell>
          <table:table-cell office:value-type="float" office:value="306" calcext:value-type="float">
            <text:p>306</text:p>
          </table:table-cell>
          <table:table-cell table:formula="of:=SUM([.AH16:.AJ16])" office:value-type="float" office:value="525" calcext:value-type="float">
            <text:p>525</text:p>
          </table:table-cell>
          <table:table-cell office:value-type="float" office:value="173" calcext:value-type="float">
            <text:p>173</text:p>
          </table:table-cell>
          <table:table-cell office:value-type="float" office:value="31" calcext:value-type="float">
            <text:p>31</text:p>
          </table:table-cell>
          <table:table-cell office:value-type="float" office:value="116" calcext:value-type="float">
            <text:p>116</text:p>
          </table:table-cell>
          <table:table-cell table:formula="of:=SUM([.AL16:.AN16])" office:value-type="float" office:value="320" calcext:value-type="float">
            <text:p>320</text:p>
          </table:table-cell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341" calcext:value-type="float">
            <text:p>341</text:p>
          </table:table-cell>
          <table:table-cell table:formula="of:=SUM([.C17:.D17])" office:value-type="float" office:value="372" calcext:value-type="float">
            <text:p>37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04" calcext:value-type="float">
            <text:p>104</text:p>
          </table:table-cell>
          <table:table-cell table:formula="of:=SUM([.G17:.H17])" office:value-type="float" office:value="136" calcext:value-type="float">
            <text:p>136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office:value-type="float" office:value="327" calcext:value-type="float">
            <text:p>327</text:p>
          </table:table-cell>
          <table:table-cell table:formula="of:=SUM([.J17:.L17])" office:value-type="float" office:value="389" calcext:value-type="float">
            <text:p>389</text:p>
          </table:table-cell>
          <table:table-cell table:formula="of:=17+25" office:value-type="float" office:value="42" calcext:value-type="float">
            <text:p>42</text:p>
          </table:table-cell>
          <table:table-cell office:value-type="float" office:value="39" calcext:value-type="float">
            <text:p>39</text:p>
          </table:table-cell>
          <table:table-cell office:value-type="float" office:value="116" calcext:value-type="float">
            <text:p>116</text:p>
          </table:table-cell>
          <table:table-cell table:formula="of:=SUM([.N17:.P17])" office:value-type="float" office:value="197" calcext:value-type="float">
            <text:p>197</text:p>
          </table:table-cell>
          <table:table-cell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office:value-type="float" office:value="341" calcext:value-type="float">
            <text:p>341</text:p>
          </table:table-cell>
          <table:table-cell table:formula="of:=SUM([.R17:.T17])" office:value-type="float" office:value="388" calcext:value-type="float">
            <text:p>388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office:value-type="float" office:value="104" calcext:value-type="float">
            <text:p>104</text:p>
          </table:table-cell>
          <table:table-cell table:formula="of:=SUM([.V17:.X17])" office:value-type="float" office:value="159" calcext:value-type="float">
            <text:p>159</text:p>
          </table:table-cell>
          <table:table-cell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office:value-type="float" office:value="341" calcext:value-type="float">
            <text:p>341</text:p>
          </table:table-cell>
          <table:table-cell table:formula="of:=SUM([.Z17:.AB17])" office:value-type="float" office:value="387" calcext:value-type="float">
            <text:p>387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104" calcext:value-type="float">
            <text:p>104</text:p>
          </table:table-cell>
          <table:table-cell table:formula="of:=SUM([.AD17:.AF17])" office:value-type="float" office:value="156" calcext:value-type="float">
            <text:p>156</text:p>
          </table:table-cell>
          <table:table-cell office:value-type="float" office:value="181" calcext:value-type="float">
            <text:p>181</text:p>
          </table:table-cell>
          <table:table-cell office:value-type="float" office:value="38" calcext:value-type="float">
            <text:p>38</text:p>
          </table:table-cell>
          <table:table-cell office:value-type="float" office:value="327" calcext:value-type="float">
            <text:p>327</text:p>
          </table:table-cell>
          <table:table-cell table:formula="of:=SUM([.AH17:.AJ17])" office:value-type="float" office:value="546" calcext:value-type="float">
            <text:p>546</text:p>
          </table:table-cell>
          <table:table-cell office:value-type="float" office:value="173" calcext:value-type="float">
            <text:p>173</text:p>
          </table:table-cell>
          <table:table-cell office:value-type="float" office:value="31" calcext:value-type="float">
            <text:p>31</text:p>
          </table:table-cell>
          <table:table-cell office:value-type="float" office:value="126" calcext:value-type="float">
            <text:p>126</text:p>
          </table:table-cell>
          <table:table-cell table:formula="of:=SUM([.AL17:.AN17])" office:value-type="float" office:value="330" calcext:value-type="float">
            <text:p>330</text:p>
          </table:table-cell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362" calcext:value-type="float">
            <text:p>362</text:p>
          </table:table-cell>
          <table:table-cell table:formula="of:=SUM([.C18:.D18])" office:value-type="float" office:value="393" calcext:value-type="float">
            <text:p>393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04" calcext:value-type="float">
            <text:p>104</text:p>
          </table:table-cell>
          <table:table-cell table:formula="of:=SUM([.G18:.H18])" office:value-type="float" office:value="136" calcext:value-type="float">
            <text:p>136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office:value-type="float" office:value="348" calcext:value-type="float">
            <text:p>348</text:p>
          </table:table-cell>
          <table:table-cell table:formula="of:=SUM([.J18:.L18])" office:value-type="float" office:value="410" calcext:value-type="float">
            <text:p>410</text:p>
          </table:table-cell>
          <table:table-cell office:value-type="float" office:value="48" calcext:value-type="float">
            <text:p>48</text:p>
          </table:table-cell>
          <table:table-cell office:value-type="float" office:value="39" calcext:value-type="float">
            <text:p>39</text:p>
          </table:table-cell>
          <table:table-cell office:value-type="float" office:value="116" calcext:value-type="float">
            <text:p>116</text:p>
          </table:table-cell>
          <table:table-cell table:formula="of:=SUM([.N18:.P18])" office:value-type="float" office:value="203" calcext:value-type="float">
            <text:p>203</text:p>
          </table:table-cell>
          <table:table-cell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office:value-type="float" office:value="362" calcext:value-type="float">
            <text:p>362</text:p>
          </table:table-cell>
          <table:table-cell table:formula="of:=SUM([.R18:.T18])" office:value-type="float" office:value="409" calcext:value-type="float">
            <text:p>409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office:value-type="float" office:value="106" calcext:value-type="float">
            <text:p>106</text:p>
          </table:table-cell>
          <table:table-cell table:formula="of:=SUM([.V18:.X18])" office:value-type="float" office:value="161" calcext:value-type="float">
            <text:p>161</text:p>
          </table:table-cell>
          <table:table-cell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office:value-type="float" office:value="362" calcext:value-type="float">
            <text:p>362</text:p>
          </table:table-cell>
          <table:table-cell table:formula="of:=SUM([.Z18:.AB18])" office:value-type="float" office:value="408" calcext:value-type="float">
            <text:p>408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104" calcext:value-type="float">
            <text:p>104</text:p>
          </table:table-cell>
          <table:table-cell table:formula="of:=SUM([.AD18:.AF18])" office:value-type="float" office:value="156" calcext:value-type="float">
            <text:p>156</text:p>
          </table:table-cell>
          <table:table-cell office:value-type="float" office:value="181" calcext:value-type="float">
            <text:p>181</text:p>
          </table:table-cell>
          <table:table-cell office:value-type="float" office:value="38" calcext:value-type="float">
            <text:p>38</text:p>
          </table:table-cell>
          <table:table-cell office:value-type="float" office:value="348" calcext:value-type="float">
            <text:p>348</text:p>
          </table:table-cell>
          <table:table-cell table:formula="of:=SUM([.AH18:.AJ18])" office:value-type="float" office:value="567" calcext:value-type="float">
            <text:p>567</text:p>
          </table:table-cell>
          <table:table-cell office:value-type="float" office:value="173" calcext:value-type="float">
            <text:p>173</text:p>
          </table:table-cell>
          <table:table-cell office:value-type="float" office:value="31" calcext:value-type="float">
            <text:p>31</text:p>
          </table:table-cell>
          <table:table-cell office:value-type="float" office:value="116" calcext:value-type="float">
            <text:p>116</text:p>
          </table:table-cell>
          <table:table-cell table:formula="of:=SUM([.AL18:.AN18])" office:value-type="float" office:value="320" calcext:value-type="float">
            <text:p>320</text:p>
          </table:table-cell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383" calcext:value-type="float">
            <text:p>383</text:p>
          </table:table-cell>
          <table:table-cell table:formula="of:=SUM([.C19:.D19])" office:value-type="float" office:value="414" calcext:value-type="float">
            <text:p>414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04" calcext:value-type="float">
            <text:p>104</text:p>
          </table:table-cell>
          <table:table-cell table:formula="of:=SUM([.G19:.H19])" office:value-type="float" office:value="136" calcext:value-type="float">
            <text:p>136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office:value-type="float" office:value="369" calcext:value-type="float">
            <text:p>369</text:p>
          </table:table-cell>
          <table:table-cell table:formula="of:=SUM([.J19:.L19])" office:value-type="float" office:value="431" calcext:value-type="float">
            <text:p>431</text:p>
          </table:table-cell>
          <table:table-cell table:formula="of:=17+25" office:value-type="float" office:value="42" calcext:value-type="float">
            <text:p>42</text:p>
          </table:table-cell>
          <table:table-cell office:value-type="float" office:value="39" calcext:value-type="float">
            <text:p>39</text:p>
          </table:table-cell>
          <table:table-cell office:value-type="float" office:value="116" calcext:value-type="float">
            <text:p>116</text:p>
          </table:table-cell>
          <table:table-cell table:formula="of:=SUM([.N19:.P19])" office:value-type="float" office:value="197" calcext:value-type="float">
            <text:p>197</text:p>
          </table:table-cell>
          <table:table-cell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office:value-type="float" office:value="383" calcext:value-type="float">
            <text:p>383</text:p>
          </table:table-cell>
          <table:table-cell table:formula="of:=SUM([.R19:.T19])" office:value-type="float" office:value="430" calcext:value-type="float">
            <text:p>430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office:value-type="float" office:value="106" calcext:value-type="float">
            <text:p>106</text:p>
          </table:table-cell>
          <table:table-cell table:formula="of:=SUM([.V19:.X19])" office:value-type="float" office:value="161" calcext:value-type="float">
            <text:p>161</text:p>
          </table:table-cell>
          <table:table-cell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office:value-type="float" office:value="383" calcext:value-type="float">
            <text:p>383</text:p>
          </table:table-cell>
          <table:table-cell table:formula="of:=SUM([.Z19:.AB19])" office:value-type="float" office:value="429" calcext:value-type="float">
            <text:p>429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104" calcext:value-type="float">
            <text:p>104</text:p>
          </table:table-cell>
          <table:table-cell table:formula="of:=SUM([.AD19:.AF19])" office:value-type="float" office:value="156" calcext:value-type="float">
            <text:p>156</text:p>
          </table:table-cell>
          <table:table-cell office:value-type="float" office:value="181" calcext:value-type="float">
            <text:p>181</text:p>
          </table:table-cell>
          <table:table-cell office:value-type="float" office:value="38" calcext:value-type="float">
            <text:p>38</text:p>
          </table:table-cell>
          <table:table-cell office:value-type="float" office:value="369" calcext:value-type="float">
            <text:p>369</text:p>
          </table:table-cell>
          <table:table-cell table:formula="of:=SUM([.AH19:.AJ19])" office:value-type="float" office:value="588" calcext:value-type="float">
            <text:p>588</text:p>
          </table:table-cell>
          <table:table-cell office:value-type="float" office:value="173" calcext:value-type="float">
            <text:p>173</text:p>
          </table:table-cell>
          <table:table-cell office:value-type="float" office:value="31" calcext:value-type="float">
            <text:p>31</text:p>
          </table:table-cell>
          <table:table-cell office:value-type="float" office:value="126" calcext:value-type="float">
            <text:p>126</text:p>
          </table:table-cell>
          <table:table-cell table:formula="of:=SUM([.AL19:.AN19])" office:value-type="float" office:value="330" calcext:value-type="float">
            <text:p>330</text:p>
          </table:table-cell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404" calcext:value-type="float">
            <text:p>404</text:p>
          </table:table-cell>
          <table:table-cell table:formula="of:=SUM([.C20:.D20])" office:value-type="float" office:value="435" calcext:value-type="float">
            <text:p>435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04" calcext:value-type="float">
            <text:p>104</text:p>
          </table:table-cell>
          <table:table-cell table:formula="of:=SUM([.G20:.H20])" office:value-type="float" office:value="136" calcext:value-type="float">
            <text:p>136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office:value-type="float" office:value="390" calcext:value-type="float">
            <text:p>390</text:p>
          </table:table-cell>
          <table:table-cell table:formula="of:=SUM([.J20:.L20])" office:value-type="float" office:value="452" calcext:value-type="float">
            <text:p>452</text:p>
          </table:table-cell>
          <table:table-cell office:value-type="float" office:value="49" calcext:value-type="float">
            <text:p>49</text:p>
          </table:table-cell>
          <table:table-cell office:value-type="float" office:value="39" calcext:value-type="float">
            <text:p>39</text:p>
          </table:table-cell>
          <table:table-cell office:value-type="float" office:value="116" calcext:value-type="float">
            <text:p>116</text:p>
          </table:table-cell>
          <table:table-cell table:formula="of:=SUM([.N20:.P20])" office:value-type="float" office:value="204" calcext:value-type="float">
            <text:p>204</text:p>
          </table:table-cell>
          <table:table-cell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office:value-type="float" office:value="404" calcext:value-type="float">
            <text:p>404</text:p>
          </table:table-cell>
          <table:table-cell table:formula="of:=SUM([.R20:.T20])" office:value-type="float" office:value="451" calcext:value-type="float">
            <text:p>451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office:value-type="float" office:value="106" calcext:value-type="float">
            <text:p>106</text:p>
          </table:table-cell>
          <table:table-cell table:formula="of:=SUM([.V20:.X20])" office:value-type="float" office:value="161" calcext:value-type="float">
            <text:p>161</text:p>
          </table:table-cell>
          <table:table-cell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office:value-type="float" office:value="404" calcext:value-type="float">
            <text:p>404</text:p>
          </table:table-cell>
          <table:table-cell table:formula="of:=SUM([.Z20:.AB20])" office:value-type="float" office:value="450" calcext:value-type="float">
            <text:p>450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104" calcext:value-type="float">
            <text:p>104</text:p>
          </table:table-cell>
          <table:table-cell table:formula="of:=SUM([.AD20:.AF20])" office:value-type="float" office:value="156" calcext:value-type="float">
            <text:p>156</text:p>
          </table:table-cell>
          <table:table-cell office:value-type="float" office:value="181" calcext:value-type="float">
            <text:p>181</text:p>
          </table:table-cell>
          <table:table-cell office:value-type="float" office:value="38" calcext:value-type="float">
            <text:p>38</text:p>
          </table:table-cell>
          <table:table-cell office:value-type="float" office:value="390" calcext:value-type="float">
            <text:p>390</text:p>
          </table:table-cell>
          <table:table-cell table:formula="of:=SUM([.AH20:.AJ20])" office:value-type="float" office:value="609" calcext:value-type="float">
            <text:p>609</text:p>
          </table:table-cell>
          <table:table-cell office:value-type="float" office:value="173" calcext:value-type="float">
            <text:p>173</text:p>
          </table:table-cell>
          <table:table-cell office:value-type="float" office:value="31" calcext:value-type="float">
            <text:p>31</text:p>
          </table:table-cell>
          <table:table-cell office:value-type="float" office:value="116" calcext:value-type="float">
            <text:p>116</text:p>
          </table:table-cell>
          <table:table-cell table:formula="of:=SUM([.AL20:.AN20])" office:value-type="float" office:value="320" calcext:value-type="float">
            <text:p>320</text:p>
          </table:table-cell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425" calcext:value-type="float">
            <text:p>425</text:p>
          </table:table-cell>
          <table:table-cell table:formula="of:=SUM([.C21:.D21])" office:value-type="float" office:value="456" calcext:value-type="float">
            <text:p>45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04" calcext:value-type="float">
            <text:p>104</text:p>
          </table:table-cell>
          <table:table-cell table:formula="of:=SUM([.G21:.H21])" office:value-type="float" office:value="136" calcext:value-type="float">
            <text:p>136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office:value-type="float" office:value="411" calcext:value-type="float">
            <text:p>411</text:p>
          </table:table-cell>
          <table:table-cell table:formula="of:=SUM([.J21:.L21])" office:value-type="float" office:value="473" calcext:value-type="float">
            <text:p>473</text:p>
          </table:table-cell>
          <table:table-cell table:formula="of:=17+25" office:value-type="float" office:value="42" calcext:value-type="float">
            <text:p>42</text:p>
          </table:table-cell>
          <table:table-cell office:value-type="float" office:value="39" calcext:value-type="float">
            <text:p>39</text:p>
          </table:table-cell>
          <table:table-cell office:value-type="float" office:value="116" calcext:value-type="float">
            <text:p>116</text:p>
          </table:table-cell>
          <table:table-cell table:formula="of:=SUM([.N21:.P21])" office:value-type="float" office:value="197" calcext:value-type="float">
            <text:p>197</text:p>
          </table:table-cell>
          <table:table-cell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office:value-type="float" office:value="424" calcext:value-type="float">
            <text:p>424</text:p>
          </table:table-cell>
          <table:table-cell table:formula="of:=SUM([.R21:.T21])" office:value-type="float" office:value="471" calcext:value-type="float">
            <text:p>471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office:value-type="float" office:value="103" calcext:value-type="float">
            <text:p>103</text:p>
          </table:table-cell>
          <table:table-cell table:formula="of:=SUM([.V21:.X21])" office:value-type="float" office:value="158" calcext:value-type="float">
            <text:p>158</text:p>
          </table:table-cell>
          <table:table-cell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office:value-type="float" office:value="425" calcext:value-type="float">
            <text:p>425</text:p>
          </table:table-cell>
          <table:table-cell table:formula="of:=SUM([.Z21:.AB21])" office:value-type="float" office:value="471" calcext:value-type="float">
            <text:p>471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104" calcext:value-type="float">
            <text:p>104</text:p>
          </table:table-cell>
          <table:table-cell table:formula="of:=SUM([.AD21:.AF21])" office:value-type="float" office:value="156" calcext:value-type="float">
            <text:p>156</text:p>
          </table:table-cell>
          <table:table-cell office:value-type="float" office:value="181" calcext:value-type="float">
            <text:p>181</text:p>
          </table:table-cell>
          <table:table-cell office:value-type="float" office:value="38" calcext:value-type="float">
            <text:p>38</text:p>
          </table:table-cell>
          <table:table-cell office:value-type="float" office:value="411" calcext:value-type="float">
            <text:p>411</text:p>
          </table:table-cell>
          <table:table-cell table:formula="of:=SUM([.AH21:.AJ21])" office:value-type="float" office:value="630" calcext:value-type="float">
            <text:p>630</text:p>
          </table:table-cell>
          <table:table-cell office:value-type="float" office:value="173" calcext:value-type="float">
            <text:p>173</text:p>
          </table:table-cell>
          <table:table-cell office:value-type="float" office:value="31" calcext:value-type="float">
            <text:p>31</text:p>
          </table:table-cell>
          <table:table-cell office:value-type="float" office:value="126" calcext:value-type="float">
            <text:p>126</text:p>
          </table:table-cell>
          <table:table-cell table:formula="of:=SUM([.AL21:.AN21])" office:value-type="float" office:value="330" calcext:value-type="float">
            <text:p>330</text:p>
          </table:table-cell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446" calcext:value-type="float">
            <text:p>446</text:p>
          </table:table-cell>
          <table:table-cell table:formula="of:=SUM([.C22:.D22])" office:value-type="float" office:value="477" calcext:value-type="float">
            <text:p>477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04" calcext:value-type="float">
            <text:p>104</text:p>
          </table:table-cell>
          <table:table-cell table:formula="of:=SUM([.G22:.H22])" office:value-type="float" office:value="136" calcext:value-type="float">
            <text:p>136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office:value-type="float" office:value="432" calcext:value-type="float">
            <text:p>432</text:p>
          </table:table-cell>
          <table:table-cell table:formula="of:=SUM([.J22:.L22])" office:value-type="float" office:value="494" calcext:value-type="float">
            <text:p>494</text:p>
          </table:table-cell>
          <table:table-cell office:value-type="float" office:value="50" calcext:value-type="float">
            <text:p>50</text:p>
          </table:table-cell>
          <table:table-cell office:value-type="float" office:value="39" calcext:value-type="float">
            <text:p>39</text:p>
          </table:table-cell>
          <table:table-cell office:value-type="float" office:value="116" calcext:value-type="float">
            <text:p>116</text:p>
          </table:table-cell>
          <table:table-cell table:formula="of:=SUM([.N22:.P22])" office:value-type="float" office:value="205" calcext:value-type="float">
            <text:p>205</text:p>
          </table:table-cell>
          <table:table-cell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office:value-type="float" office:value="446" calcext:value-type="float">
            <text:p>446</text:p>
          </table:table-cell>
          <table:table-cell table:formula="of:=SUM([.R22:.T22])" office:value-type="float" office:value="493" calcext:value-type="float">
            <text:p>493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office:value-type="float" office:value="104" calcext:value-type="float">
            <text:p>104</text:p>
          </table:table-cell>
          <table:table-cell table:formula="of:=SUM([.V22:.X22])" office:value-type="float" office:value="159" calcext:value-type="float">
            <text:p>159</text:p>
          </table:table-cell>
          <table:table-cell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office:value-type="float" office:value="446" calcext:value-type="float">
            <text:p>446</text:p>
          </table:table-cell>
          <table:table-cell table:formula="of:=SUM([.Z22:.AB22])" office:value-type="float" office:value="492" calcext:value-type="float">
            <text:p>492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104" calcext:value-type="float">
            <text:p>104</text:p>
          </table:table-cell>
          <table:table-cell table:formula="of:=SUM([.AD22:.AF22])" office:value-type="float" office:value="156" calcext:value-type="float">
            <text:p>156</text:p>
          </table:table-cell>
          <table:table-cell office:value-type="float" office:value="181" calcext:value-type="float">
            <text:p>181</text:p>
          </table:table-cell>
          <table:table-cell office:value-type="float" office:value="38" calcext:value-type="float">
            <text:p>38</text:p>
          </table:table-cell>
          <table:table-cell office:value-type="float" office:value="432" calcext:value-type="float">
            <text:p>432</text:p>
          </table:table-cell>
          <table:table-cell table:formula="of:=SUM([.AH22:.AJ22])" office:value-type="float" office:value="651" calcext:value-type="float">
            <text:p>651</text:p>
          </table:table-cell>
          <table:table-cell office:value-type="float" office:value="173" calcext:value-type="float">
            <text:p>173</text:p>
          </table:table-cell>
          <table:table-cell office:value-type="float" office:value="31" calcext:value-type="float">
            <text:p>31</text:p>
          </table:table-cell>
          <table:table-cell office:value-type="float" office:value="116" calcext:value-type="float">
            <text:p>116</text:p>
          </table:table-cell>
          <table:table-cell table:formula="of:=SUM([.AL22:.AN22])" office:value-type="float" office:value="320" calcext:value-type="float">
            <text:p>320</text:p>
          </table:table-cell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467" calcext:value-type="float">
            <text:p>467</text:p>
          </table:table-cell>
          <table:table-cell table:formula="of:=SUM([.C23:.D23])" office:value-type="float" office:value="498" calcext:value-type="float">
            <text:p>498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04" calcext:value-type="float">
            <text:p>104</text:p>
          </table:table-cell>
          <table:table-cell table:formula="of:=SUM([.G23:.H23])" office:value-type="float" office:value="136" calcext:value-type="float">
            <text:p>136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office:value-type="float" office:value="453" calcext:value-type="float">
            <text:p>453</text:p>
          </table:table-cell>
          <table:table-cell table:formula="of:=SUM([.J23:.L23])" office:value-type="float" office:value="515" calcext:value-type="float">
            <text:p>515</text:p>
          </table:table-cell>
          <table:table-cell table:formula="of:=17+25" office:value-type="float" office:value="42" calcext:value-type="float">
            <text:p>42</text:p>
          </table:table-cell>
          <table:table-cell office:value-type="float" office:value="39" calcext:value-type="float">
            <text:p>39</text:p>
          </table:table-cell>
          <table:table-cell office:value-type="float" office:value="116" calcext:value-type="float">
            <text:p>116</text:p>
          </table:table-cell>
          <table:table-cell table:formula="of:=SUM([.N23:.P23])" office:value-type="float" office:value="197" calcext:value-type="float">
            <text:p>197</text:p>
          </table:table-cell>
          <table:table-cell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office:value-type="float" office:value="468" calcext:value-type="float">
            <text:p>468</text:p>
          </table:table-cell>
          <table:table-cell table:formula="of:=SUM([.R23:.T23])" office:value-type="float" office:value="515" calcext:value-type="float">
            <text:p>515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office:value-type="float" office:value="104" calcext:value-type="float">
            <text:p>104</text:p>
          </table:table-cell>
          <table:table-cell table:formula="of:=SUM([.V23:.X23])" office:value-type="float" office:value="159" calcext:value-type="float">
            <text:p>159</text:p>
          </table:table-cell>
          <table:table-cell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office:value-type="float" office:value="467" calcext:value-type="float">
            <text:p>467</text:p>
          </table:table-cell>
          <table:table-cell table:formula="of:=SUM([.Z23:.AB23])" office:value-type="float" office:value="513" calcext:value-type="float">
            <text:p>513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104" calcext:value-type="float">
            <text:p>104</text:p>
          </table:table-cell>
          <table:table-cell table:formula="of:=SUM([.AD23:.AF23])" office:value-type="float" office:value="156" calcext:value-type="float">
            <text:p>156</text:p>
          </table:table-cell>
          <table:table-cell office:value-type="float" office:value="181" calcext:value-type="float">
            <text:p>181</text:p>
          </table:table-cell>
          <table:table-cell office:value-type="float" office:value="38" calcext:value-type="float">
            <text:p>38</text:p>
          </table:table-cell>
          <table:table-cell office:value-type="float" office:value="453" calcext:value-type="float">
            <text:p>453</text:p>
          </table:table-cell>
          <table:table-cell table:formula="of:=SUM([.AH23:.AJ23])" office:value-type="float" office:value="672" calcext:value-type="float">
            <text:p>672</text:p>
          </table:table-cell>
          <table:table-cell office:value-type="float" office:value="173" calcext:value-type="float">
            <text:p>173</text:p>
          </table:table-cell>
          <table:table-cell office:value-type="float" office:value="31" calcext:value-type="float">
            <text:p>31</text:p>
          </table:table-cell>
          <table:table-cell office:value-type="float" office:value="126" calcext:value-type="float">
            <text:p>126</text:p>
          </table:table-cell>
          <table:table-cell table:formula="of:=SUM([.AL23:.AN23])" office:value-type="float" office:value="330" calcext:value-type="float">
            <text:p>330</text:p>
          </table:table-cell>
        </table:table-row>
        <table:table-row table:style-name="ro1" table:number-rows-repeated="3">
          <table:table-cell table:number-columns-repeated="41"/>
        </table:table-row>
        <table:table-row table:style-name="ro1">
          <table:table-cell table:number-columns-repeated="6"/>
          <table:table-cell table:style-name="ce7" office:value-type="string" calcext:value-type="string" table:number-columns-spanned="10" table:number-rows-spanned="1">
            <text:p>In microsseconds</text:p>
          </table:table-cell>
          <table:covered-table-cell/>
          <table:covered-table-cell table:style-name="ce10"/>
          <table:covered-table-cell table:style-name="ce13"/>
          <table:covered-table-cell table:number-columns-repeated="6"/>
          <table:table-cell table:number-columns-repeated="25"/>
        </table:table-row>
        <table:table-row table:style-name="ro1">
          <table:table-cell table:number-columns-repeated="6"/>
          <table:table-cell table:style-name="ce8" office:value-type="string" calcext:value-type="string">
            <text:p>Factor Col</text:p>
          </table:table-cell>
          <table:table-cell table:style-name="ce8" office:value-type="string" calcext:value-type="string">
            <text:p>Waiters</text:p>
          </table:table-cell>
          <table:table-cell table:style-name="ce8" office:value-type="string" calcext:value-type="string">
            <text:p>PIP P</text:p>
          </table:table-cell>
          <table:table-cell table:style-name="ce8" office:value-type="string" calcext:value-type="string">
            <text:p>PIP V</text:p>
          </table:table-cell>
          <table:table-cell table:style-name="ce8" office:value-type="string" calcext:value-type="string">
            <text:p>PCP P</text:p>
          </table:table-cell>
          <table:table-cell table:style-name="ce8" office:value-type="string" calcext:value-type="string">
            <text:p>PCP V</text:p>
          </table:table-cell>
          <table:table-cell table:style-name="ce8" office:value-type="string" calcext:value-type="string">
            <text:p>IPCP P</text:p>
          </table:table-cell>
          <table:table-cell table:style-name="ce8" office:value-type="string" calcext:value-type="string">
            <text:p>IPCP V</text:p>
          </table:table-cell>
          <table:table-cell table:style-name="ce8" office:value-type="string" calcext:value-type="string">
            <text:p>SRP P</text:p>
          </table:table-cell>
          <table:table-cell table:style-name="ce8" office:value-type="string" calcext:value-type="string">
            <text:p>SRP V</text:p>
          </table:table-cell>
          <table:table-cell table:number-columns-repeated="25"/>
        </table:table-row>
        <table:table-row table:style-name="ro1">
          <table:table-cell table:number-columns-repeated="6"/>
          <table:table-cell table:style-name="ce2" table:formula="of:=1000000*(1/32000000)" office:value-type="float" office:value="0.03125" calcext:value-type="float">
            <text:p>0,03125</text:p>
          </table:table-cell>
          <table:table-cell table:style-name="ce9" office:value-type="float" office:value="0" calcext:value-type="float">
            <text:p>0</text:p>
          </table:table-cell>
          <table:table-cell table:formula="of:=[.M4]*[.G29]" office:value-type="float" office:value="1.71875" calcext:value-type="float">
            <text:p>1,71875</text:p>
          </table:table-cell>
          <table:table-cell table:formula="of:=[.Q4]*[.G29]" office:value-type="float" office:value="5.25" calcext:value-type="float">
            <text:p>5,25</text:p>
          </table:table-cell>
          <table:table-cell table:formula="of:=[.U4]*[.G29]" office:value-type="float" office:value="1.9375" calcext:value-type="float">
            <text:p>1,9375</text:p>
          </table:table-cell>
          <table:table-cell table:formula="of:=[.Y4]*[.G29]" office:value-type="float" office:value="5.03125" calcext:value-type="float">
            <text:p>5,03125</text:p>
          </table:table-cell>
          <table:table-cell table:formula="of:=[.AC4]*[.G29]" office:value-type="float" office:value="1.4375" calcext:value-type="float">
            <text:p>1,4375</text:p>
          </table:table-cell>
          <table:table-cell table:formula="of:=[.AG4]*[.G29]" office:value-type="float" office:value="5" calcext:value-type="float">
            <text:p>5</text:p>
          </table:table-cell>
          <table:table-cell table:formula="of:=[.AK4]*[.G29]" office:value-type="float" office:value="6.625" calcext:value-type="float">
            <text:p>6,625</text:p>
          </table:table-cell>
          <table:table-cell table:formula="of:=[.AO4]*[.G29]" office:value-type="float" office:value="10.09375" calcext:value-type="float">
            <text:p>10,09375</text:p>
          </table:table-cell>
          <table:table-cell table:number-columns-repeated="25"/>
        </table:table-row>
        <table:table-row table:style-name="ro1">
          <table:table-cell table:number-columns-repeated="6"/>
          <table:table-cell table:style-name="ce2" table:formula="of:=1000000*(1/32000000)" office:value-type="float" office:value="0.03125" calcext:value-type="float">
            <text:p>0,03125</text:p>
          </table:table-cell>
          <table:table-cell table:style-name="ce9" office:value-type="float" office:value="1" calcext:value-type="float">
            <text:p>1</text:p>
          </table:table-cell>
          <table:table-cell table:formula="of:=[.M5]*[.G30]" office:value-type="float" office:value="4.5625" calcext:value-type="float">
            <text:p>4,5625</text:p>
          </table:table-cell>
          <table:table-cell table:formula="of:=[.Q5]*[.G30]" office:value-type="float" office:value="6.21875" calcext:value-type="float">
            <text:p>6,21875</text:p>
          </table:table-cell>
          <table:table-cell table:formula="of:=[.U5]*[.G30]" office:value-type="float" office:value="4.21875" calcext:value-type="float">
            <text:p>4,21875</text:p>
          </table:table-cell>
          <table:table-cell table:formula="of:=[.Y5]*[.G30]" office:value-type="float" office:value="5.03125" calcext:value-type="float">
            <text:p>5,03125</text:p>
          </table:table-cell>
          <table:table-cell table:formula="of:=[.AC5]*[.G30]" office:value-type="float" office:value="4.1875" calcext:value-type="float">
            <text:p>4,1875</text:p>
          </table:table-cell>
          <table:table-cell table:formula="of:=[.AG5]*[.G30]" office:value-type="float" office:value="5" calcext:value-type="float">
            <text:p>5</text:p>
          </table:table-cell>
          <table:table-cell table:formula="of:=[.AK5]*[.G30]" office:value-type="float" office:value="9.46875" calcext:value-type="float">
            <text:p>9,46875</text:p>
          </table:table-cell>
          <table:table-cell table:formula="of:=[.AO5]*[.G30]" office:value-type="float" office:value="10.34375" calcext:value-type="float">
            <text:p>10,34375</text:p>
          </table:table-cell>
          <table:table-cell table:number-columns-repeated="25"/>
        </table:table-row>
        <table:table-row table:style-name="ro1">
          <table:table-cell table:number-columns-repeated="6"/>
          <table:table-cell table:style-name="ce2" table:formula="of:=1000000*(1/32000000)" office:value-type="float" office:value="0.03125" calcext:value-type="float">
            <text:p>0,03125</text:p>
          </table:table-cell>
          <table:table-cell table:style-name="ce9" office:value-type="float" office:value="2" calcext:value-type="float">
            <text:p>2</text:p>
          </table:table-cell>
          <table:table-cell table:formula="of:=[.M6]*[.G31]" office:value-type="float" office:value="5.1875" calcext:value-type="float">
            <text:p>5,1875</text:p>
          </table:table-cell>
          <table:table-cell table:formula="of:=[.Q6]*[.G31]" office:value-type="float" office:value="6.21875" calcext:value-type="float">
            <text:p>6,21875</text:p>
          </table:table-cell>
          <table:table-cell table:formula="of:=[.U6]*[.G31]" office:value-type="float" office:value="5.03125" calcext:value-type="float">
            <text:p>5,03125</text:p>
          </table:table-cell>
          <table:table-cell table:formula="of:=[.Y6]*[.G31]" office:value-type="float" office:value="5.03125" calcext:value-type="float">
            <text:p>5,03125</text:p>
          </table:table-cell>
          <table:table-cell table:formula="of:=[.AC6]*[.G31]" office:value-type="float" office:value="5" calcext:value-type="float">
            <text:p>5</text:p>
          </table:table-cell>
          <table:table-cell table:formula="of:=[.AG6]*[.G31]" office:value-type="float" office:value="4.9375" calcext:value-type="float">
            <text:p>4,9375</text:p>
          </table:table-cell>
          <table:table-cell table:formula="of:=[.AK6]*[.G31]" office:value-type="float" office:value="10.09375" calcext:value-type="float">
            <text:p>10,09375</text:p>
          </table:table-cell>
          <table:table-cell table:formula="of:=[.AO6]*[.G31]" office:value-type="float" office:value="10.0625" calcext:value-type="float">
            <text:p>10,0625</text:p>
          </table:table-cell>
          <table:table-cell table:number-columns-repeated="25"/>
        </table:table-row>
        <table:table-row table:style-name="ro1">
          <table:table-cell table:number-columns-repeated="6"/>
          <table:table-cell table:style-name="ce2" table:formula="of:=1000000*(1/32000000)" office:value-type="float" office:value="0.03125" calcext:value-type="float">
            <text:p>0,03125</text:p>
          </table:table-cell>
          <table:table-cell table:style-name="ce9" office:value-type="float" office:value="3" calcext:value-type="float">
            <text:p>3</text:p>
          </table:table-cell>
          <table:table-cell table:formula="of:=[.M7]*[.G32]" office:value-type="float" office:value="5.59375" calcext:value-type="float">
            <text:p>5,59375</text:p>
          </table:table-cell>
          <table:table-cell table:formula="of:=[.Q7]*[.G32]" office:value-type="float" office:value="6.21875" calcext:value-type="float">
            <text:p>6,21875</text:p>
          </table:table-cell>
          <table:table-cell table:formula="of:=[.U7]*[.G32]" office:value-type="float" office:value="5.5625" calcext:value-type="float">
            <text:p>5,5625</text:p>
          </table:table-cell>
          <table:table-cell table:formula="of:=[.Y7]*[.G32]" office:value-type="float" office:value="5.03125" calcext:value-type="float">
            <text:p>5,03125</text:p>
          </table:table-cell>
          <table:table-cell table:formula="of:=[.AC7]*[.G32]" office:value-type="float" office:value="5.53125" calcext:value-type="float">
            <text:p>5,53125</text:p>
          </table:table-cell>
          <table:table-cell table:formula="of:=[.AG7]*[.G32]" office:value-type="float" office:value="4.9375" calcext:value-type="float">
            <text:p>4,9375</text:p>
          </table:table-cell>
          <table:table-cell table:formula="of:=[.AK7]*[.G32]" office:value-type="float" office:value="10.5" calcext:value-type="float">
            <text:p>10,5</text:p>
          </table:table-cell>
          <table:table-cell table:formula="of:=[.AO7]*[.G32]" office:value-type="float" office:value="10.34375" calcext:value-type="float">
            <text:p>10,34375</text:p>
          </table:table-cell>
          <table:table-cell table:number-columns-repeated="25"/>
        </table:table-row>
        <table:table-row table:style-name="ro1">
          <table:table-cell table:number-columns-repeated="6"/>
          <table:table-cell table:style-name="ce2" table:formula="of:=1000000*(1/32000000)" office:value-type="float" office:value="0.03125" calcext:value-type="float">
            <text:p>0,03125</text:p>
          </table:table-cell>
          <table:table-cell table:style-name="ce9" office:value-type="float" office:value="4" calcext:value-type="float">
            <text:p>4</text:p>
          </table:table-cell>
          <table:table-cell table:formula="of:=[.M8]*[.G33]" office:value-type="float" office:value="6.25" calcext:value-type="float">
            <text:p>6,25</text:p>
          </table:table-cell>
          <table:table-cell table:formula="of:=[.Q8]*[.G33]" office:value-type="float" office:value="6.25" calcext:value-type="float">
            <text:p>6,25</text:p>
          </table:table-cell>
          <table:table-cell table:formula="of:=[.U8]*[.G33]" office:value-type="float" office:value="6.21875" calcext:value-type="float">
            <text:p>6,21875</text:p>
          </table:table-cell>
          <table:table-cell table:formula="of:=[.Y8]*[.G33]" office:value-type="float" office:value="4.96875" calcext:value-type="float">
            <text:p>4,96875</text:p>
          </table:table-cell>
          <table:table-cell table:formula="of:=[.AC8]*[.G33]" office:value-type="float" office:value="6.1875" calcext:value-type="float">
            <text:p>6,1875</text:p>
          </table:table-cell>
          <table:table-cell table:formula="of:=[.AG8]*[.G33]" office:value-type="float" office:value="4.9375" calcext:value-type="float">
            <text:p>4,9375</text:p>
          </table:table-cell>
          <table:table-cell table:formula="of:=[.AK8]*[.G33]" office:value-type="float" office:value="11.15625" calcext:value-type="float">
            <text:p>11,15625</text:p>
          </table:table-cell>
          <table:table-cell table:formula="of:=[.AO8]*[.G33]" office:value-type="float" office:value="10.0625" calcext:value-type="float">
            <text:p>10,0625</text:p>
          </table:table-cell>
          <table:table-cell table:number-columns-repeated="25"/>
        </table:table-row>
        <table:table-row table:style-name="ro1">
          <table:table-cell table:number-columns-repeated="6"/>
          <table:table-cell table:style-name="ce2" table:formula="of:=1000000*(1/32000000)" office:value-type="float" office:value="0.03125" calcext:value-type="float">
            <text:p>0,03125</text:p>
          </table:table-cell>
          <table:table-cell table:style-name="ce9" office:value-type="float" office:value="5" calcext:value-type="float">
            <text:p>5</text:p>
          </table:table-cell>
          <table:table-cell table:formula="of:=[.M9]*[.G34]" office:value-type="float" office:value="6.90625" calcext:value-type="float">
            <text:p>6,90625</text:p>
          </table:table-cell>
          <table:table-cell table:formula="of:=[.Q9]*[.G34]" office:value-type="float" office:value="6.21875" calcext:value-type="float">
            <text:p>6,21875</text:p>
          </table:table-cell>
          <table:table-cell table:formula="of:=[.U9]*[.G34]" office:value-type="float" office:value="6.875" calcext:value-type="float">
            <text:p>6,875</text:p>
          </table:table-cell>
          <table:table-cell table:formula="of:=[.Y9]*[.G34]" office:value-type="float" office:value="5" calcext:value-type="float">
            <text:p>5</text:p>
          </table:table-cell>
          <table:table-cell table:formula="of:=[.AC9]*[.G34]" office:value-type="float" office:value="6.84375" calcext:value-type="float">
            <text:p>6,84375</text:p>
          </table:table-cell>
          <table:table-cell table:formula="of:=[.AG9]*[.G34]" office:value-type="float" office:value="4.9375" calcext:value-type="float">
            <text:p>4,9375</text:p>
          </table:table-cell>
          <table:table-cell table:formula="of:=[.AK9]*[.G34]" office:value-type="float" office:value="11.8125" calcext:value-type="float">
            <text:p>11,8125</text:p>
          </table:table-cell>
          <table:table-cell table:formula="of:=[.AO9]*[.G34]" office:value-type="float" office:value="10.34375" calcext:value-type="float">
            <text:p>10,34375</text:p>
          </table:table-cell>
          <table:table-cell table:number-columns-repeated="25"/>
        </table:table-row>
        <table:table-row table:style-name="ro1">
          <table:table-cell table:number-columns-repeated="6"/>
          <table:table-cell table:style-name="ce2" table:formula="of:=1000000*(1/32000000)" office:value-type="float" office:value="0.03125" calcext:value-type="float">
            <text:p>0,03125</text:p>
          </table:table-cell>
          <table:table-cell table:style-name="ce9" office:value-type="float" office:value="6" calcext:value-type="float">
            <text:p>6</text:p>
          </table:table-cell>
          <table:table-cell table:formula="of:=[.M10]*[.G35]" office:value-type="float" office:value="7.5625" calcext:value-type="float">
            <text:p>7,5625</text:p>
          </table:table-cell>
          <table:table-cell table:formula="of:=[.Q10]*[.G35]" office:value-type="float" office:value="6.1875" calcext:value-type="float">
            <text:p>6,1875</text:p>
          </table:table-cell>
          <table:table-cell table:formula="of:=[.U10]*[.G35]" office:value-type="float" office:value="7.53125" calcext:value-type="float">
            <text:p>7,53125</text:p>
          </table:table-cell>
          <table:table-cell table:formula="of:=[.Y10]*[.G35]" office:value-type="float" office:value="5.03125" calcext:value-type="float">
            <text:p>5,03125</text:p>
          </table:table-cell>
          <table:table-cell table:formula="of:=[.AC10]*[.G35]" office:value-type="float" office:value="7.5" calcext:value-type="float">
            <text:p>7,5</text:p>
          </table:table-cell>
          <table:table-cell table:formula="of:=[.AG10]*[.G35]" office:value-type="float" office:value="4.9375" calcext:value-type="float">
            <text:p>4,9375</text:p>
          </table:table-cell>
          <table:table-cell table:formula="of:=[.AK10]*[.G35]" office:value-type="float" office:value="12.46875" calcext:value-type="float">
            <text:p>12,46875</text:p>
          </table:table-cell>
          <table:table-cell table:formula="of:=[.AO10]*[.G35]" office:value-type="float" office:value="10.0625" calcext:value-type="float">
            <text:p>10,0625</text:p>
          </table:table-cell>
          <table:table-cell table:number-columns-repeated="25"/>
        </table:table-row>
        <table:table-row table:style-name="ro1">
          <table:table-cell table:number-columns-repeated="6"/>
          <table:table-cell table:style-name="ce2" table:formula="of:=1000000*(1/32000000)" office:value-type="float" office:value="0.03125" calcext:value-type="float">
            <text:p>0,03125</text:p>
          </table:table-cell>
          <table:table-cell table:style-name="ce9" office:value-type="float" office:value="7" calcext:value-type="float">
            <text:p>7</text:p>
          </table:table-cell>
          <table:table-cell table:formula="of:=[.M11]*[.G36]" office:value-type="float" office:value="8.21875" calcext:value-type="float">
            <text:p>8,21875</text:p>
          </table:table-cell>
          <table:table-cell table:formula="of:=[.Q11]*[.G36]" office:value-type="float" office:value="6.15625" calcext:value-type="float">
            <text:p>6,15625</text:p>
          </table:table-cell>
          <table:table-cell table:formula="of:=[.U11]*[.G36]" office:value-type="float" office:value="8.1875" calcext:value-type="float">
            <text:p>8,1875</text:p>
          </table:table-cell>
          <table:table-cell table:formula="of:=[.Y11]*[.G36]" office:value-type="float" office:value="5.0625" calcext:value-type="float">
            <text:p>5,0625</text:p>
          </table:table-cell>
          <table:table-cell table:formula="of:=[.AC11]*[.G36]" office:value-type="float" office:value="8.15625" calcext:value-type="float">
            <text:p>8,15625</text:p>
          </table:table-cell>
          <table:table-cell table:formula="of:=[.AG11]*[.G36]" office:value-type="float" office:value="4.9375" calcext:value-type="float">
            <text:p>4,9375</text:p>
          </table:table-cell>
          <table:table-cell table:formula="of:=[.AK11]*[.G36]" office:value-type="float" office:value="13.125" calcext:value-type="float">
            <text:p>13,125</text:p>
          </table:table-cell>
          <table:table-cell table:formula="of:=[.AO11]*[.G36]" office:value-type="float" office:value="10.28125" calcext:value-type="float">
            <text:p>10,28125</text:p>
          </table:table-cell>
          <table:table-cell table:number-columns-repeated="25"/>
        </table:table-row>
        <table:table-row table:style-name="ro1">
          <table:table-cell table:number-columns-repeated="6"/>
          <table:table-cell table:style-name="ce2" table:formula="of:=1000000*(1/32000000)" office:value-type="float" office:value="0.03125" calcext:value-type="float">
            <text:p>0,03125</text:p>
          </table:table-cell>
          <table:table-cell table:style-name="ce9" office:value-type="float" office:value="8" calcext:value-type="float">
            <text:p>8</text:p>
          </table:table-cell>
          <table:table-cell table:formula="of:=[.M12]*[.G37]" office:value-type="float" office:value="8.875" calcext:value-type="float">
            <text:p>8,875</text:p>
          </table:table-cell>
          <table:table-cell table:formula="of:=[.Q12]*[.G37]" office:value-type="float" office:value="6.25" calcext:value-type="float">
            <text:p>6,25</text:p>
          </table:table-cell>
          <table:table-cell table:formula="of:=[.U12]*[.G37]" office:value-type="float" office:value="8.84375" calcext:value-type="float">
            <text:p>8,84375</text:p>
          </table:table-cell>
          <table:table-cell table:formula="of:=[.Y12]*[.G37]" office:value-type="float" office:value="5.09375" calcext:value-type="float">
            <text:p>5,09375</text:p>
          </table:table-cell>
          <table:table-cell table:formula="of:=[.AC12]*[.G37]" office:value-type="float" office:value="8.8125" calcext:value-type="float">
            <text:p>8,8125</text:p>
          </table:table-cell>
          <table:table-cell table:formula="of:=[.AG12]*[.G37]" office:value-type="float" office:value="4.875" calcext:value-type="float">
            <text:p>4,875</text:p>
          </table:table-cell>
          <table:table-cell table:formula="of:=[.AK12]*[.G37]" office:value-type="float" office:value="13.78125" calcext:value-type="float">
            <text:p>13,78125</text:p>
          </table:table-cell>
          <table:table-cell table:formula="of:=[.AO12]*[.G37]" office:value-type="float" office:value="10" calcext:value-type="float">
            <text:p>10</text:p>
          </table:table-cell>
          <table:table-cell table:number-columns-repeated="25"/>
        </table:table-row>
        <table:table-row table:style-name="ro1">
          <table:table-cell table:number-columns-repeated="6"/>
          <table:table-cell table:style-name="ce2" table:formula="of:=1000000*(1/32000000)" office:value-type="float" office:value="0.03125" calcext:value-type="float">
            <text:p>0,03125</text:p>
          </table:table-cell>
          <table:table-cell table:style-name="ce9" office:value-type="float" office:value="9" calcext:value-type="float">
            <text:p>9</text:p>
          </table:table-cell>
          <table:table-cell table:formula="of:=[.M13]*[.G38]" office:value-type="float" office:value="9.53125" calcext:value-type="float">
            <text:p>9,53125</text:p>
          </table:table-cell>
          <table:table-cell table:formula="of:=[.Q13]*[.G38]" office:value-type="float" office:value="6.15625" calcext:value-type="float">
            <text:p>6,15625</text:p>
          </table:table-cell>
          <table:table-cell table:formula="of:=[.U13]*[.G38]" office:value-type="float" office:value="9.5" calcext:value-type="float">
            <text:p>9,5</text:p>
          </table:table-cell>
          <table:table-cell table:formula="of:=[.Y13]*[.G38]" office:value-type="float" office:value="5.125" calcext:value-type="float">
            <text:p>5,125</text:p>
          </table:table-cell>
          <table:table-cell table:formula="of:=[.AC13]*[.G38]" office:value-type="float" office:value="9.46875" calcext:value-type="float">
            <text:p>9,46875</text:p>
          </table:table-cell>
          <table:table-cell table:formula="of:=[.AG13]*[.G38]" office:value-type="float" office:value="4.875" calcext:value-type="float">
            <text:p>4,875</text:p>
          </table:table-cell>
          <table:table-cell table:formula="of:=[.AK13]*[.G38]" office:value-type="float" office:value="14.4375" calcext:value-type="float">
            <text:p>14,4375</text:p>
          </table:table-cell>
          <table:table-cell table:formula="of:=[.AO13]*[.G38]" office:value-type="float" office:value="10.3125" calcext:value-type="float">
            <text:p>10,3125</text:p>
          </table:table-cell>
          <table:table-cell table:number-columns-repeated="25"/>
        </table:table-row>
        <table:table-row table:style-name="ro1">
          <table:table-cell table:number-columns-repeated="6"/>
          <table:table-cell table:style-name="ce2" table:formula="of:=1000000*(1/32000000)" office:value-type="float" office:value="0.03125" calcext:value-type="float">
            <text:p>0,03125</text:p>
          </table:table-cell>
          <table:table-cell table:style-name="ce9" office:value-type="float" office:value="10" calcext:value-type="float">
            <text:p>10</text:p>
          </table:table-cell>
          <table:table-cell table:formula="of:=[.M14]*[.G39]" office:value-type="float" office:value="10.1875" calcext:value-type="float">
            <text:p>10,1875</text:p>
          </table:table-cell>
          <table:table-cell table:formula="of:=[.Q14]*[.G39]" office:value-type="float" office:value="6.28125" calcext:value-type="float">
            <text:p>6,28125</text:p>
          </table:table-cell>
          <table:table-cell table:formula="of:=[.U14]*[.G39]" office:value-type="float" office:value="10.15625" calcext:value-type="float">
            <text:p>10,15625</text:p>
          </table:table-cell>
          <table:table-cell table:formula="of:=[.Y14]*[.G39]" office:value-type="float" office:value="5.15625" calcext:value-type="float">
            <text:p>5,15625</text:p>
          </table:table-cell>
          <table:table-cell table:formula="of:=[.AC14]*[.G39]" office:value-type="float" office:value="10.125" calcext:value-type="float">
            <text:p>10,125</text:p>
          </table:table-cell>
          <table:table-cell table:formula="of:=[.AG14]*[.G39]" office:value-type="float" office:value="4.875" calcext:value-type="float">
            <text:p>4,875</text:p>
          </table:table-cell>
          <table:table-cell table:formula="of:=[.AK14]*[.G39]" office:value-type="float" office:value="15.09375" calcext:value-type="float">
            <text:p>15,09375</text:p>
          </table:table-cell>
          <table:table-cell table:formula="of:=[.AO14]*[.G39]" office:value-type="float" office:value="10" calcext:value-type="float">
            <text:p>10</text:p>
          </table:table-cell>
          <table:table-cell table:number-columns-repeated="25"/>
        </table:table-row>
        <table:table-row table:style-name="ro1">
          <table:table-cell table:number-columns-repeated="6"/>
          <table:table-cell table:style-name="ce2" table:formula="of:=1000000*(1/32000000)" office:value-type="float" office:value="0.03125" calcext:value-type="float">
            <text:p>0,03125</text:p>
          </table:table-cell>
          <table:table-cell table:style-name="ce9" office:value-type="float" office:value="11" calcext:value-type="float">
            <text:p>11</text:p>
          </table:table-cell>
          <table:table-cell table:formula="of:=[.M15]*[.G40]" office:value-type="float" office:value="10.84375" calcext:value-type="float">
            <text:p>10,84375</text:p>
          </table:table-cell>
          <table:table-cell table:formula="of:=[.Q15]*[.G40]" office:value-type="float" office:value="6.15625" calcext:value-type="float">
            <text:p>6,15625</text:p>
          </table:table-cell>
          <table:table-cell table:formula="of:=[.U15]*[.G40]" office:value-type="float" office:value="10.8125" calcext:value-type="float">
            <text:p>10,8125</text:p>
          </table:table-cell>
          <table:table-cell table:formula="of:=[.Y15]*[.G40]" office:value-type="float" office:value="4.9375" calcext:value-type="float">
            <text:p>4,9375</text:p>
          </table:table-cell>
          <table:table-cell table:formula="of:=[.AC15]*[.G40]" office:value-type="float" office:value="10.78125" calcext:value-type="float">
            <text:p>10,78125</text:p>
          </table:table-cell>
          <table:table-cell table:formula="of:=[.AG15]*[.G40]" office:value-type="float" office:value="4.875" calcext:value-type="float">
            <text:p>4,875</text:p>
          </table:table-cell>
          <table:table-cell table:formula="of:=[.AK15]*[.G40]" office:value-type="float" office:value="15.75" calcext:value-type="float">
            <text:p>15,75</text:p>
          </table:table-cell>
          <table:table-cell table:formula="of:=[.AO15]*[.G40]" office:value-type="float" office:value="10.3125" calcext:value-type="float">
            <text:p>10,3125</text:p>
          </table:table-cell>
          <table:table-cell table:number-columns-repeated="25"/>
        </table:table-row>
        <table:table-row table:style-name="ro1">
          <table:table-cell table:number-columns-repeated="6"/>
          <table:table-cell table:style-name="ce2" table:formula="of:=1000000*(1/32000000)" office:value-type="float" office:value="0.03125" calcext:value-type="float">
            <text:p>0,03125</text:p>
          </table:table-cell>
          <table:table-cell table:style-name="ce9" office:value-type="float" office:value="12" calcext:value-type="float">
            <text:p>12</text:p>
          </table:table-cell>
          <table:table-cell table:formula="of:=[.M16]*[.G41]" office:value-type="float" office:value="11.5" calcext:value-type="float">
            <text:p>11,5</text:p>
          </table:table-cell>
          <table:table-cell table:formula="of:=[.Q16]*[.G41]" office:value-type="float" office:value="6.3125" calcext:value-type="float">
            <text:p>6,3125</text:p>
          </table:table-cell>
          <table:table-cell table:formula="of:=[.U16]*[.G41]" office:value-type="float" office:value="11.46875" calcext:value-type="float">
            <text:p>11,46875</text:p>
          </table:table-cell>
          <table:table-cell table:formula="of:=[.Y16]*[.G41]" office:value-type="float" office:value="5.03125" calcext:value-type="float">
            <text:p>5,03125</text:p>
          </table:table-cell>
          <table:table-cell table:formula="of:=[.AC16]*[.G41]" office:value-type="float" office:value="11.4375" calcext:value-type="float">
            <text:p>11,4375</text:p>
          </table:table-cell>
          <table:table-cell table:formula="of:=[.AG16]*[.G41]" office:value-type="float" office:value="4.875" calcext:value-type="float">
            <text:p>4,875</text:p>
          </table:table-cell>
          <table:table-cell table:formula="of:=[.AK16]*[.G41]" office:value-type="float" office:value="16.40625" calcext:value-type="float">
            <text:p>16,40625</text:p>
          </table:table-cell>
          <table:table-cell table:formula="of:=[.AO16]*[.G41]" office:value-type="float" office:value="10" calcext:value-type="float">
            <text:p>10</text:p>
          </table:table-cell>
          <table:table-cell table:number-columns-repeated="25"/>
        </table:table-row>
        <table:table-row table:style-name="ro1">
          <table:table-cell table:number-columns-repeated="6"/>
          <table:table-cell table:style-name="ce2" table:formula="of:=1000000*(1/32000000)" office:value-type="float" office:value="0.03125" calcext:value-type="float">
            <text:p>0,03125</text:p>
          </table:table-cell>
          <table:table-cell table:style-name="ce9" office:value-type="float" office:value="13" calcext:value-type="float">
            <text:p>13</text:p>
          </table:table-cell>
          <table:table-cell table:formula="of:=[.M17]*[.G42]" office:value-type="float" office:value="12.15625" calcext:value-type="float">
            <text:p>12,15625</text:p>
          </table:table-cell>
          <table:table-cell table:formula="of:=[.Q17]*[.G42]" office:value-type="float" office:value="6.15625" calcext:value-type="float">
            <text:p>6,15625</text:p>
          </table:table-cell>
          <table:table-cell table:formula="of:=[.U17]*[.G42]" office:value-type="float" office:value="12.125" calcext:value-type="float">
            <text:p>12,125</text:p>
          </table:table-cell>
          <table:table-cell table:formula="of:=[.Y17]*[.G42]" office:value-type="float" office:value="4.96875" calcext:value-type="float">
            <text:p>4,96875</text:p>
          </table:table-cell>
          <table:table-cell table:formula="of:=[.AC17]*[.G42]" office:value-type="float" office:value="12.09375" calcext:value-type="float">
            <text:p>12,09375</text:p>
          </table:table-cell>
          <table:table-cell table:formula="of:=[.AG17]*[.G42]" office:value-type="float" office:value="4.875" calcext:value-type="float">
            <text:p>4,875</text:p>
          </table:table-cell>
          <table:table-cell table:formula="of:=[.AK17]*[.G42]" office:value-type="float" office:value="17.0625" calcext:value-type="float">
            <text:p>17,0625</text:p>
          </table:table-cell>
          <table:table-cell table:formula="of:=[.AO17]*[.G42]" office:value-type="float" office:value="10.3125" calcext:value-type="float">
            <text:p>10,3125</text:p>
          </table:table-cell>
          <table:table-cell table:number-columns-repeated="25"/>
        </table:table-row>
        <table:table-row table:style-name="ro1">
          <table:table-cell table:number-columns-repeated="6"/>
          <table:table-cell table:style-name="ce2" table:formula="of:=1000000*(1/32000000)" office:value-type="float" office:value="0.03125" calcext:value-type="float">
            <text:p>0,03125</text:p>
          </table:table-cell>
          <table:table-cell table:style-name="ce9" office:value-type="float" office:value="14" calcext:value-type="float">
            <text:p>14</text:p>
          </table:table-cell>
          <table:table-cell table:formula="of:=[.M18]*[.G43]" office:value-type="float" office:value="12.8125" calcext:value-type="float">
            <text:p>12,8125</text:p>
          </table:table-cell>
          <table:table-cell table:formula="of:=[.Q18]*[.G43]" office:value-type="float" office:value="6.34375" calcext:value-type="float">
            <text:p>6,34375</text:p>
          </table:table-cell>
          <table:table-cell table:formula="of:=[.U18]*[.G43]" office:value-type="float" office:value="12.78125" calcext:value-type="float">
            <text:p>12,78125</text:p>
          </table:table-cell>
          <table:table-cell table:formula="of:=[.Y18]*[.G43]" office:value-type="float" office:value="5.03125" calcext:value-type="float">
            <text:p>5,03125</text:p>
          </table:table-cell>
          <table:table-cell table:formula="of:=[.AC18]*[.G43]" office:value-type="float" office:value="12.75" calcext:value-type="float">
            <text:p>12,75</text:p>
          </table:table-cell>
          <table:table-cell table:formula="of:=[.AG18]*[.G43]" office:value-type="float" office:value="4.875" calcext:value-type="float">
            <text:p>4,875</text:p>
          </table:table-cell>
          <table:table-cell table:formula="of:=[.AK18]*[.G43]" office:value-type="float" office:value="17.71875" calcext:value-type="float">
            <text:p>17,71875</text:p>
          </table:table-cell>
          <table:table-cell table:formula="of:=[.AO18]*[.G43]" office:value-type="float" office:value="10" calcext:value-type="float">
            <text:p>10</text:p>
          </table:table-cell>
          <table:table-cell table:number-columns-repeated="25"/>
        </table:table-row>
        <table:table-row table:style-name="ro1">
          <table:table-cell table:number-columns-repeated="6"/>
          <table:table-cell table:style-name="ce2" table:formula="of:=1000000*(1/32000000)" office:value-type="float" office:value="0.03125" calcext:value-type="float">
            <text:p>0,03125</text:p>
          </table:table-cell>
          <table:table-cell table:style-name="ce9" office:value-type="float" office:value="15" calcext:value-type="float">
            <text:p>15</text:p>
          </table:table-cell>
          <table:table-cell table:formula="of:=[.M19]*[.G44]" office:value-type="float" office:value="13.46875" calcext:value-type="float">
            <text:p>13,46875</text:p>
          </table:table-cell>
          <table:table-cell table:formula="of:=[.Q19]*[.G44]" office:value-type="float" office:value="6.15625" calcext:value-type="float">
            <text:p>6,15625</text:p>
          </table:table-cell>
          <table:table-cell table:formula="of:=[.U19]*[.G44]" office:value-type="float" office:value="13.4375" calcext:value-type="float">
            <text:p>13,4375</text:p>
          </table:table-cell>
          <table:table-cell table:formula="of:=[.Y19]*[.G44]" office:value-type="float" office:value="5.03125" calcext:value-type="float">
            <text:p>5,03125</text:p>
          </table:table-cell>
          <table:table-cell table:formula="of:=[.AC19]*[.G44]" office:value-type="float" office:value="13.40625" calcext:value-type="float">
            <text:p>13,40625</text:p>
          </table:table-cell>
          <table:table-cell table:formula="of:=[.AG19]*[.G44]" office:value-type="float" office:value="4.875" calcext:value-type="float">
            <text:p>4,875</text:p>
          </table:table-cell>
          <table:table-cell table:formula="of:=[.AK19]*[.G44]" office:value-type="float" office:value="18.375" calcext:value-type="float">
            <text:p>18,375</text:p>
          </table:table-cell>
          <table:table-cell table:formula="of:=[.AO19]*[.G44]" office:value-type="float" office:value="10.3125" calcext:value-type="float">
            <text:p>10,3125</text:p>
          </table:table-cell>
          <table:table-cell table:number-columns-repeated="25"/>
        </table:table-row>
        <table:table-row table:style-name="ro1">
          <table:table-cell table:number-columns-repeated="6"/>
          <table:table-cell table:style-name="ce2" table:formula="of:=1000000*(1/32000000)" office:value-type="float" office:value="0.03125" calcext:value-type="float">
            <text:p>0,03125</text:p>
          </table:table-cell>
          <table:table-cell table:style-name="ce9" office:value-type="float" office:value="16" calcext:value-type="float">
            <text:p>16</text:p>
          </table:table-cell>
          <table:table-cell table:formula="of:=[.M20]*[.G45]" office:value-type="float" office:value="14.125" calcext:value-type="float">
            <text:p>14,125</text:p>
          </table:table-cell>
          <table:table-cell table:formula="of:=[.Q20]*[.G45]" office:value-type="float" office:value="6.375" calcext:value-type="float">
            <text:p>6,375</text:p>
          </table:table-cell>
          <table:table-cell table:formula="of:=[.U20]*[.G45]" office:value-type="float" office:value="14.09375" calcext:value-type="float">
            <text:p>14,09375</text:p>
          </table:table-cell>
          <table:table-cell table:formula="of:=[.Y20]*[.G45]" office:value-type="float" office:value="5.03125" calcext:value-type="float">
            <text:p>5,03125</text:p>
          </table:table-cell>
          <table:table-cell table:formula="of:=[.AC20]*[.G45]" office:value-type="float" office:value="14.0625" calcext:value-type="float">
            <text:p>14,0625</text:p>
          </table:table-cell>
          <table:table-cell table:formula="of:=[.AG20]*[.G45]" office:value-type="float" office:value="4.875" calcext:value-type="float">
            <text:p>4,875</text:p>
          </table:table-cell>
          <table:table-cell table:formula="of:=[.AK20]*[.G45]" office:value-type="float" office:value="19.03125" calcext:value-type="float">
            <text:p>19,03125</text:p>
          </table:table-cell>
          <table:table-cell table:formula="of:=[.AO20]*[.G45]" office:value-type="float" office:value="10" calcext:value-type="float">
            <text:p>10</text:p>
          </table:table-cell>
          <table:table-cell table:number-columns-repeated="25"/>
        </table:table-row>
        <table:table-row table:style-name="ro1">
          <table:table-cell table:number-columns-repeated="6"/>
          <table:table-cell table:style-name="ce2" table:formula="of:=1000000*(1/32000000)" office:value-type="float" office:value="0.03125" calcext:value-type="float">
            <text:p>0,03125</text:p>
          </table:table-cell>
          <table:table-cell table:style-name="ce9" office:value-type="float" office:value="17" calcext:value-type="float">
            <text:p>17</text:p>
          </table:table-cell>
          <table:table-cell table:formula="of:=[.M21]*[.G46]" office:value-type="float" office:value="14.78125" calcext:value-type="float">
            <text:p>14,78125</text:p>
          </table:table-cell>
          <table:table-cell table:formula="of:=[.Q21]*[.G46]" office:value-type="float" office:value="6.15625" calcext:value-type="float">
            <text:p>6,15625</text:p>
          </table:table-cell>
          <table:table-cell table:formula="of:=[.U21]*[.G46]" office:value-type="float" office:value="14.71875" calcext:value-type="float">
            <text:p>14,71875</text:p>
          </table:table-cell>
          <table:table-cell table:formula="of:=[.Y21]*[.G46]" office:value-type="float" office:value="4.9375" calcext:value-type="float">
            <text:p>4,9375</text:p>
          </table:table-cell>
          <table:table-cell table:formula="of:=[.AC21]*[.G46]" office:value-type="float" office:value="14.71875" calcext:value-type="float">
            <text:p>14,71875</text:p>
          </table:table-cell>
          <table:table-cell table:formula="of:=[.AG21]*[.G46]" office:value-type="float" office:value="4.875" calcext:value-type="float">
            <text:p>4,875</text:p>
          </table:table-cell>
          <table:table-cell table:formula="of:=[.AK21]*[.G46]" office:value-type="float" office:value="19.6875" calcext:value-type="float">
            <text:p>19,6875</text:p>
          </table:table-cell>
          <table:table-cell table:formula="of:=[.AO21]*[.G46]" office:value-type="float" office:value="10.3125" calcext:value-type="float">
            <text:p>10,3125</text:p>
          </table:table-cell>
          <table:table-cell table:number-columns-repeated="25"/>
        </table:table-row>
        <table:table-row table:style-name="ro1">
          <table:table-cell table:number-columns-repeated="6"/>
          <table:table-cell table:style-name="ce2" table:formula="of:=1000000*(1/32000000)" office:value-type="float" office:value="0.03125" calcext:value-type="float">
            <text:p>0,03125</text:p>
          </table:table-cell>
          <table:table-cell table:style-name="ce9" office:value-type="float" office:value="18" calcext:value-type="float">
            <text:p>18</text:p>
          </table:table-cell>
          <table:table-cell table:formula="of:=[.M22]*[.G47]" office:value-type="float" office:value="15.4375" calcext:value-type="float">
            <text:p>15,4375</text:p>
          </table:table-cell>
          <table:table-cell table:formula="of:=[.Q22]*[.G47]" office:value-type="float" office:value="6.40625" calcext:value-type="float">
            <text:p>6,40625</text:p>
          </table:table-cell>
          <table:table-cell table:formula="of:=[.U22]*[.G47]" office:value-type="float" office:value="15.40625" calcext:value-type="float">
            <text:p>15,40625</text:p>
          </table:table-cell>
          <table:table-cell table:formula="of:=[.Y22]*[.G47]" office:value-type="float" office:value="4.96875" calcext:value-type="float">
            <text:p>4,96875</text:p>
          </table:table-cell>
          <table:table-cell table:formula="of:=[.AC22]*[.G47]" office:value-type="float" office:value="15.375" calcext:value-type="float">
            <text:p>15,375</text:p>
          </table:table-cell>
          <table:table-cell table:formula="of:=[.AG22]*[.G47]" office:value-type="float" office:value="4.875" calcext:value-type="float">
            <text:p>4,875</text:p>
          </table:table-cell>
          <table:table-cell table:formula="of:=[.AK22]*[.G47]" office:value-type="float" office:value="20.34375" calcext:value-type="float">
            <text:p>20,34375</text:p>
          </table:table-cell>
          <table:table-cell table:formula="of:=[.AO22]*[.G47]" office:value-type="float" office:value="10" calcext:value-type="float">
            <text:p>10</text:p>
          </table:table-cell>
          <table:table-cell table:number-columns-repeated="25"/>
        </table:table-row>
        <table:table-row table:style-name="ro1">
          <table:table-cell table:number-columns-repeated="6"/>
          <table:table-cell table:style-name="ce2" table:formula="of:=1000000*(1/32000000)" office:value-type="float" office:value="0.03125" calcext:value-type="float">
            <text:p>0,03125</text:p>
          </table:table-cell>
          <table:table-cell table:style-name="ce9" office:value-type="float" office:value="19" calcext:value-type="float">
            <text:p>19</text:p>
          </table:table-cell>
          <table:table-cell table:formula="of:=[.M23]*[.G48]" office:value-type="float" office:value="16.09375" calcext:value-type="float">
            <text:p>16,09375</text:p>
          </table:table-cell>
          <table:table-cell table:formula="of:=[.Q23]*[.G48]" office:value-type="float" office:value="6.15625" calcext:value-type="float">
            <text:p>6,15625</text:p>
          </table:table-cell>
          <table:table-cell table:formula="of:=[.U23]*[.G48]" office:value-type="float" office:value="16.09375" calcext:value-type="float">
            <text:p>16,09375</text:p>
          </table:table-cell>
          <table:table-cell table:formula="of:=[.Y23]*[.G48]" office:value-type="float" office:value="4.96875" calcext:value-type="float">
            <text:p>4,96875</text:p>
          </table:table-cell>
          <table:table-cell table:formula="of:=[.AC23]*[.G48]" office:value-type="float" office:value="16.03125" calcext:value-type="float">
            <text:p>16,03125</text:p>
          </table:table-cell>
          <table:table-cell table:formula="of:=[.AG23]*[.G48]" office:value-type="float" office:value="4.875" calcext:value-type="float">
            <text:p>4,875</text:p>
          </table:table-cell>
          <table:table-cell table:formula="of:=[.AK23]*[.G48]" office:value-type="float" office:value="21" calcext:value-type="float">
            <text:p>21</text:p>
          </table:table-cell>
          <table:table-cell table:formula="of:=[.AO23]*[.G48]" office:value-type="float" office:value="10.3125" calcext:value-type="float">
            <text:p>10,3125</text:p>
          </table:table-cell>
          <table:table-cell table:number-columns-repeated="2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7">00/00/0000</text:date>, <text:time style:data-style-name="N2" text:time-value="14:14:14.25555632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26T01:14:23.368715748</meta:creation-date>
    <dc:date>2016-07-27T14:15:09.850957730</dc:date>
    <meta:editing-duration>PT2H4M54S</meta:editing-duration>
    <meta:editing-cycles>10</meta:editing-cycles>
    <meta:generator>LibreOffice/5.0.6.2$Linux_X86_64 LibreOffice_project/00m0$Build-2</meta:generator>
    <meta:document-statistic meta:table-count="1" meta:cell-count="104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.005cm" svg:height="9.007cm" xlink:href=".." xlink:type="simple" chart:class="chart:line" chart:style-name="ch1">
        <chart:legend svg:x="13.69cm" svg:y="1.876cm" style:legend-expansion="custom" chartooo:width="2.23cm" chartooo:height="5.68cm" style:legend-expansion-aspect-ratio="0.392605633802817" chart:style-name="ch2"/>
        <chart:plot-area chart:style-name="ch3" table:cell-range-address="Sheet1.E3:Sheet1.E23 Sheet1.I3:Sheet1.I23 Sheet1.M3:Sheet1.M23 Sheet1.Q3:Sheet1.Q23 Sheet1.U3:Sheet1.U23 Sheet1.Y3:Sheet1.Y23 Sheet1.AC3:Sheet1.AC23 Sheet1.AG3:Sheet1.AG23 Sheet1.AK3:Sheet1.AK23 Sheet1.AO3:Sheet1.AO23" chart:data-source-has-labels="row" svg:x="-0.007cm" svg:y="0.378cm" svg:width="13.793cm" svg:height="8.642cm">
          <chartooo:coordinate-region svg:x="0.842cm" svg:y="0.578cm" svg:width="12.743cm" svg:height="7.7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E4:Sheet1.E23" chart:label-cell-address="Sheet1.E3:Sheet1.E3" chart:class="chart:line">
            <chart:data-point chart:repeated="20"/>
          </chart:series>
          <chart:series chart:style-name="ch7" chart:values-cell-range-address="Sheet1.I4:Sheet1.I23" chart:label-cell-address="Sheet1.I3:Sheet1.I3" chart:class="chart:line">
            <chart:data-point chart:repeated="20"/>
          </chart:series>
          <chart:series chart:style-name="ch8" chart:values-cell-range-address="Sheet1.M4:Sheet1.M23" chart:label-cell-address="Sheet1.M3:Sheet1.M3" chart:class="chart:line">
            <chart:data-point chart:repeated="20"/>
          </chart:series>
          <chart:series chart:style-name="ch9" chart:values-cell-range-address="Sheet1.Q4:Sheet1.Q23" chart:label-cell-address="Sheet1.Q3:Sheet1.Q3" chart:class="chart:line">
            <chart:data-point chart:repeated="20"/>
          </chart:series>
          <chart:series chart:style-name="ch10" chart:values-cell-range-address="Sheet1.U4:Sheet1.U23" chart:label-cell-address="Sheet1.U3:Sheet1.U3" chart:class="chart:line">
            <chart:data-point chart:repeated="20"/>
          </chart:series>
          <chart:series chart:style-name="ch11" chart:values-cell-range-address="Sheet1.Y4:Sheet1.Y23" chart:label-cell-address="Sheet1.Y3:Sheet1.Y3" chart:class="chart:line">
            <chart:data-point chart:repeated="20"/>
          </chart:series>
          <chart:series chart:style-name="ch12" chart:values-cell-range-address="Sheet1.AC4:Sheet1.AC23" chart:label-cell-address="Sheet1.AC3:Sheet1.AC3" chart:class="chart:line">
            <chart:data-point chart:repeated="20"/>
          </chart:series>
          <chart:series chart:style-name="ch13" chart:values-cell-range-address="Sheet1.AG4:Sheet1.AG23" chart:label-cell-address="Sheet1.AG3:Sheet1.AG3" chart:class="chart:line">
            <chart:data-point chart:repeated="20"/>
          </chart:series>
          <chart:series chart:style-name="ch14" chart:values-cell-range-address="Sheet1.AK4:Sheet1.AK23" chart:label-cell-address="Sheet1.AK3:Sheet1.AK3" chart:class="chart:line">
            <chart:data-point chart:repeated="20"/>
          </chart:series>
          <chart:series chart:style-name="ch15" chart:values-cell-range-address="Sheet1.AO4:Sheet1.AO23" chart:label-cell-address="Sheet1.AO3:Sheet1.AO3" chart:class="chart:line">
            <chart:data-point chart:repeated="20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</text:p>
                <draw:g>
                  <svg:desc>Sheet1.E3:Sheet1.E3</svg:desc>
                </draw:g>
              </table:table-cell>
              <table:table-cell office:value-type="string">
                <text:p>V</text:p>
                <draw:g>
                  <svg:desc>Sheet1.I3:Sheet1.I3</svg:desc>
                </draw:g>
              </table:table-cell>
              <table:table-cell office:value-type="string">
                <text:p>PIP P</text:p>
                <draw:g>
                  <svg:desc>Sheet1.M3:Sheet1.M3</svg:desc>
                </draw:g>
              </table:table-cell>
              <table:table-cell office:value-type="string">
                <text:p>PIP V</text:p>
                <draw:g>
                  <svg:desc>Sheet1.Q3:Sheet1.Q3</svg:desc>
                </draw:g>
              </table:table-cell>
              <table:table-cell office:value-type="string">
                <text:p>PCP P</text:p>
                <draw:g>
                  <svg:desc>Sheet1.U3:Sheet1.U3</svg:desc>
                </draw:g>
              </table:table-cell>
              <table:table-cell office:value-type="string">
                <text:p>PCP V</text:p>
                <draw:g>
                  <svg:desc>Sheet1.Y3:Sheet1.Y3</svg:desc>
                </draw:g>
              </table:table-cell>
              <table:table-cell office:value-type="string">
                <text:p>IPCP P</text:p>
                <draw:g>
                  <svg:desc>Sheet1.AC3:Sheet1.AC3</svg:desc>
                </draw:g>
              </table:table-cell>
              <table:table-cell office:value-type="string">
                <text:p>IPCP V</text:p>
                <draw:g>
                  <svg:desc>Sheet1.AG3:Sheet1.AG3</svg:desc>
                </draw:g>
              </table:table-cell>
              <table:table-cell office:value-type="string">
                <text:p>SRP P</text:p>
                <draw:g>
                  <svg:desc>Sheet1.AK3:Sheet1.AK3</svg:desc>
                </draw:g>
              </table:table-cell>
              <table:table-cell office:value-type="string">
                <text:p>SRP V</text:p>
                <draw:g>
                  <svg:desc>Sheet1.AO3:Sheet1.AO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1">
                <text:p>31</text:p>
                <draw:g>
                  <svg:desc>Sheet1.E4:Sheet1.E23</svg:desc>
                </draw:g>
              </table:table-cell>
              <table:table-cell office:value-type="float" office:value="140">
                <text:p>140</text:p>
                <draw:g>
                  <svg:desc>Sheet1.I4:Sheet1.I23</svg:desc>
                </draw:g>
              </table:table-cell>
              <table:table-cell office:value-type="float" office:value="55">
                <text:p>55</text:p>
                <draw:g>
                  <svg:desc>Sheet1.M4:Sheet1.M23</svg:desc>
                </draw:g>
              </table:table-cell>
              <table:table-cell office:value-type="float" office:value="168">
                <text:p>168</text:p>
                <draw:g>
                  <svg:desc>Sheet1.Q4:Sheet1.Q23</svg:desc>
                </draw:g>
              </table:table-cell>
              <table:table-cell office:value-type="float" office:value="62">
                <text:p>62</text:p>
                <draw:g>
                  <svg:desc>Sheet1.U4:Sheet1.U23</svg:desc>
                </draw:g>
              </table:table-cell>
              <table:table-cell office:value-type="float" office:value="161">
                <text:p>161</text:p>
                <draw:g>
                  <svg:desc>Sheet1.Y4:Sheet1.Y23</svg:desc>
                </draw:g>
              </table:table-cell>
              <table:table-cell office:value-type="float" office:value="46">
                <text:p>46</text:p>
                <draw:g>
                  <svg:desc>Sheet1.AC4:Sheet1.AC23</svg:desc>
                </draw:g>
              </table:table-cell>
              <table:table-cell office:value-type="float" office:value="160">
                <text:p>160</text:p>
                <draw:g>
                  <svg:desc>Sheet1.AG4:Sheet1.AG23</svg:desc>
                </draw:g>
              </table:table-cell>
              <table:table-cell office:value-type="float" office:value="212">
                <text:p>212</text:p>
                <draw:g>
                  <svg:desc>Sheet1.AK4:Sheet1.AK23</svg:desc>
                </draw:g>
              </table:table-cell>
              <table:table-cell office:value-type="float" office:value="323">
                <text:p>323</text:p>
                <draw:g>
                  <svg:desc>Sheet1.AO4:Sheet1.AO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9">
                <text:p>119</text:p>
              </table:table-cell>
              <table:table-cell office:value-type="float" office:value="138">
                <text:p>138</text:p>
              </table:table-cell>
              <table:table-cell office:value-type="float" office:value="146">
                <text:p>146</text:p>
              </table:table-cell>
              <table:table-cell office:value-type="float" office:value="199">
                <text:p>199</text:p>
              </table:table-cell>
              <table:table-cell office:value-type="float" office:value="135">
                <text:p>135</text:p>
              </table:table-cell>
              <table:table-cell office:value-type="float" office:value="161">
                <text:p>161</text:p>
              </table:table-cell>
              <table:table-cell office:value-type="float" office:value="134">
                <text:p>134</text:p>
              </table:table-cell>
              <table:table-cell office:value-type="float" office:value="160">
                <text:p>160</text:p>
              </table:table-cell>
              <table:table-cell office:value-type="float" office:value="303">
                <text:p>303</text:p>
              </table:table-cell>
              <table:table-cell office:value-type="float" office:value="331">
                <text:p>33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5">
                <text:p>145</text:p>
              </table:table-cell>
              <table:table-cell office:value-type="float" office:value="138">
                <text:p>138</text:p>
              </table:table-cell>
              <table:table-cell office:value-type="float" office:value="166">
                <text:p>166</text:p>
              </table:table-cell>
              <table:table-cell office:value-type="float" office:value="199">
                <text:p>199</text:p>
              </table:table-cell>
              <table:table-cell office:value-type="float" office:value="161">
                <text:p>161</text:p>
              </table:table-cell>
              <table:table-cell office:value-type="float" office:value="161">
                <text:p>161</text:p>
              </table:table-cell>
              <table:table-cell office:value-type="float" office:value="160">
                <text:p>160</text:p>
              </table:table-cell>
              <table:table-cell office:value-type="float" office:value="158">
                <text:p>158</text:p>
              </table:table-cell>
              <table:table-cell office:value-type="float" office:value="323">
                <text:p>323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2">
                <text:p>162</text:p>
              </table:table-cell>
              <table:table-cell office:value-type="float" office:value="138">
                <text:p>138</text:p>
              </table:table-cell>
              <table:table-cell office:value-type="float" office:value="179">
                <text:p>179</text:p>
              </table:table-cell>
              <table:table-cell office:value-type="float" office:value="199">
                <text:p>199</text:p>
              </table:table-cell>
              <table:table-cell office:value-type="float" office:value="178">
                <text:p>178</text:p>
              </table:table-cell>
              <table:table-cell office:value-type="float" office:value="161">
                <text:p>161</text:p>
              </table:table-cell>
              <table:table-cell office:value-type="float" office:value="177">
                <text:p>177</text:p>
              </table:table-cell>
              <table:table-cell office:value-type="float" office:value="158">
                <text:p>158</text:p>
              </table:table-cell>
              <table:table-cell office:value-type="float" office:value="336">
                <text:p>336</text:p>
              </table:table-cell>
              <table:table-cell office:value-type="float" office:value="331">
                <text:p>33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83">
                <text:p>183</text:p>
              </table:table-cell>
              <table:table-cell office:value-type="float" office:value="138">
                <text:p>138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199">
                <text:p>199</text:p>
              </table:table-cell>
              <table:table-cell office:value-type="float" office:value="159">
                <text:p>159</text:p>
              </table:table-cell>
              <table:table-cell office:value-type="float" office:value="198">
                <text:p>198</text:p>
              </table:table-cell>
              <table:table-cell office:value-type="float" office:value="158">
                <text:p>158</text:p>
              </table:table-cell>
              <table:table-cell office:value-type="float" office:value="357">
                <text:p>357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4">
                <text:p>204</text:p>
              </table:table-cell>
              <table:table-cell office:value-type="float" office:value="138">
                <text:p>138</text:p>
              </table:table-cell>
              <table:table-cell office:value-type="float" office:value="221">
                <text:p>221</text:p>
              </table:table-cell>
              <table:table-cell office:value-type="float" office:value="199">
                <text:p>199</text:p>
              </table:table-cell>
              <table:table-cell office:value-type="float" office:value="220">
                <text:p>220</text:p>
              </table:table-cell>
              <table:table-cell office:value-type="float" office:value="160">
                <text:p>160</text:p>
              </table:table-cell>
              <table:table-cell office:value-type="float" office:value="219">
                <text:p>219</text:p>
              </table:table-cell>
              <table:table-cell office:value-type="float" office:value="158">
                <text:p>158</text:p>
              </table:table-cell>
              <table:table-cell office:value-type="float" office:value="378">
                <text:p>378</text:p>
              </table:table-cell>
              <table:table-cell office:value-type="float" office:value="331">
                <text:p>33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25">
                <text:p>225</text:p>
              </table:table-cell>
              <table:table-cell office:value-type="float" office:value="138">
                <text:p>138</text:p>
              </table:table-cell>
              <table:table-cell office:value-type="float" office:value="242">
                <text:p>242</text:p>
              </table:table-cell>
              <table:table-cell office:value-type="float" office:value="198">
                <text:p>198</text:p>
              </table:table-cell>
              <table:table-cell office:value-type="float" office:value="241">
                <text:p>241</text:p>
              </table:table-cell>
              <table:table-cell office:value-type="float" office:value="161">
                <text:p>161</text:p>
              </table:table-cell>
              <table:table-cell office:value-type="float" office:value="240">
                <text:p>240</text:p>
              </table:table-cell>
              <table:table-cell office:value-type="float" office:value="158">
                <text:p>158</text:p>
              </table:table-cell>
              <table:table-cell office:value-type="float" office:value="399">
                <text:p>399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46">
                <text:p>246</text:p>
              </table:table-cell>
              <table:table-cell office:value-type="float" office:value="135">
                <text:p>135</text:p>
              </table:table-cell>
              <table:table-cell office:value-type="float" office:value="263">
                <text:p>263</text:p>
              </table:table-cell>
              <table:table-cell office:value-type="float" office:value="197">
                <text:p>197</text:p>
              </table:table-cell>
              <table:table-cell office:value-type="float" office:value="262">
                <text:p>262</text:p>
              </table:table-cell>
              <table:table-cell office:value-type="float" office:value="162">
                <text:p>162</text:p>
              </table:table-cell>
              <table:table-cell office:value-type="float" office:value="261">
                <text:p>261</text:p>
              </table:table-cell>
              <table:table-cell office:value-type="float" office:value="158">
                <text:p>158</text:p>
              </table:table-cell>
              <table:table-cell office:value-type="float" office:value="420">
                <text:p>420</text:p>
              </table:table-cell>
              <table:table-cell office:value-type="float" office:value="329">
                <text:p>32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67">
                <text:p>267</text:p>
              </table:table-cell>
              <table:table-cell office:value-type="float" office:value="136">
                <text:p>136</text:p>
              </table:table-cell>
              <table:table-cell office:value-type="float" office:value="284">
                <text:p>284</text:p>
              </table:table-cell>
              <table:table-cell office:value-type="float" office:value="200">
                <text:p>200</text:p>
              </table:table-cell>
              <table:table-cell office:value-type="float" office:value="283">
                <text:p>283</text:p>
              </table:table-cell>
              <table:table-cell office:value-type="float" office:value="163">
                <text:p>163</text:p>
              </table:table-cell>
              <table:table-cell office:value-type="float" office:value="282">
                <text:p>282</text:p>
              </table:table-cell>
              <table:table-cell office:value-type="float" office:value="156">
                <text:p>156</text:p>
              </table:table-cell>
              <table:table-cell office:value-type="float" office:value="441">
                <text:p>441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88">
                <text:p>288</text:p>
              </table:table-cell>
              <table:table-cell office:value-type="float" office:value="136">
                <text:p>136</text:p>
              </table:table-cell>
              <table:table-cell office:value-type="float" office:value="305">
                <text:p>305</text:p>
              </table:table-cell>
              <table:table-cell office:value-type="float" office:value="197">
                <text:p>197</text:p>
              </table:table-cell>
              <table:table-cell office:value-type="float" office:value="304">
                <text:p>304</text:p>
              </table:table-cell>
              <table:table-cell office:value-type="float" office:value="164">
                <text:p>164</text:p>
              </table:table-cell>
              <table:table-cell office:value-type="float" office:value="303">
                <text:p>303</text:p>
              </table:table-cell>
              <table:table-cell office:value-type="float" office:value="156">
                <text:p>156</text:p>
              </table:table-cell>
              <table:table-cell office:value-type="float" office:value="462">
                <text:p>462</text:p>
              </table:table-cell>
              <table:table-cell office:value-type="float" office:value="330">
                <text:p>33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9">
                <text:p>309</text:p>
              </table:table-cell>
              <table:table-cell office:value-type="float" office:value="136">
                <text:p>136</text:p>
              </table:table-cell>
              <table:table-cell office:value-type="float" office:value="326">
                <text:p>326</text:p>
              </table:table-cell>
              <table:table-cell office:value-type="float" office:value="201">
                <text:p>201</text:p>
              </table:table-cell>
              <table:table-cell office:value-type="float" office:value="325">
                <text:p>325</text:p>
              </table:table-cell>
              <table:table-cell office:value-type="float" office:value="165">
                <text:p>165</text:p>
              </table:table-cell>
              <table:table-cell office:value-type="float" office:value="324">
                <text:p>324</text:p>
              </table:table-cell>
              <table:table-cell office:value-type="float" office:value="156">
                <text:p>156</text:p>
              </table:table-cell>
              <table:table-cell office:value-type="float" office:value="483">
                <text:p>483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30">
                <text:p>330</text:p>
              </table:table-cell>
              <table:table-cell office:value-type="float" office:value="136">
                <text:p>136</text:p>
              </table:table-cell>
              <table:table-cell office:value-type="float" office:value="347">
                <text:p>347</text:p>
              </table:table-cell>
              <table:table-cell office:value-type="float" office:value="197">
                <text:p>197</text:p>
              </table:table-cell>
              <table:table-cell office:value-type="float" office:value="346">
                <text:p>346</text:p>
              </table:table-cell>
              <table:table-cell office:value-type="float" office:value="158">
                <text:p>158</text:p>
              </table:table-cell>
              <table:table-cell office:value-type="float" office:value="345">
                <text:p>345</text:p>
              </table:table-cell>
              <table:table-cell office:value-type="float" office:value="156">
                <text:p>156</text:p>
              </table:table-cell>
              <table:table-cell office:value-type="float" office:value="504">
                <text:p>504</text:p>
              </table:table-cell>
              <table:table-cell office:value-type="float" office:value="330">
                <text:p>33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51">
                <text:p>351</text:p>
              </table:table-cell>
              <table:table-cell office:value-type="float" office:value="136">
                <text:p>136</text:p>
              </table:table-cell>
              <table:table-cell office:value-type="float" office:value="368">
                <text:p>368</text:p>
              </table:table-cell>
              <table:table-cell office:value-type="float" office:value="202">
                <text:p>202</text:p>
              </table:table-cell>
              <table:table-cell office:value-type="float" office:value="367">
                <text:p>367</text:p>
              </table:table-cell>
              <table:table-cell office:value-type="float" office:value="161">
                <text:p>161</text:p>
              </table:table-cell>
              <table:table-cell office:value-type="float" office:value="366">
                <text:p>366</text:p>
              </table:table-cell>
              <table:table-cell office:value-type="float" office:value="156">
                <text:p>156</text:p>
              </table:table-cell>
              <table:table-cell office:value-type="float" office:value="525">
                <text:p>525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72">
                <text:p>372</text:p>
              </table:table-cell>
              <table:table-cell office:value-type="float" office:value="136">
                <text:p>136</text:p>
              </table:table-cell>
              <table:table-cell office:value-type="float" office:value="389">
                <text:p>389</text:p>
              </table:table-cell>
              <table:table-cell office:value-type="float" office:value="197">
                <text:p>197</text:p>
              </table:table-cell>
              <table:table-cell office:value-type="float" office:value="388">
                <text:p>388</text:p>
              </table:table-cell>
              <table:table-cell office:value-type="float" office:value="159">
                <text:p>159</text:p>
              </table:table-cell>
              <table:table-cell office:value-type="float" office:value="387">
                <text:p>387</text:p>
              </table:table-cell>
              <table:table-cell office:value-type="float" office:value="156">
                <text:p>156</text:p>
              </table:table-cell>
              <table:table-cell office:value-type="float" office:value="546">
                <text:p>546</text:p>
              </table:table-cell>
              <table:table-cell office:value-type="float" office:value="330">
                <text:p>33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93">
                <text:p>393</text:p>
              </table:table-cell>
              <table:table-cell office:value-type="float" office:value="136">
                <text:p>136</text:p>
              </table:table-cell>
              <table:table-cell office:value-type="float" office:value="410">
                <text:p>410</text:p>
              </table:table-cell>
              <table:table-cell office:value-type="float" office:value="203">
                <text:p>203</text:p>
              </table:table-cell>
              <table:table-cell office:value-type="float" office:value="409">
                <text:p>409</text:p>
              </table:table-cell>
              <table:table-cell office:value-type="float" office:value="161">
                <text:p>161</text:p>
              </table:table-cell>
              <table:table-cell office:value-type="float" office:value="408">
                <text:p>408</text:p>
              </table:table-cell>
              <table:table-cell office:value-type="float" office:value="156">
                <text:p>156</text:p>
              </table:table-cell>
              <table:table-cell office:value-type="float" office:value="567">
                <text:p>567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14">
                <text:p>414</text:p>
              </table:table-cell>
              <table:table-cell office:value-type="float" office:value="136">
                <text:p>136</text:p>
              </table:table-cell>
              <table:table-cell office:value-type="float" office:value="431">
                <text:p>431</text:p>
              </table:table-cell>
              <table:table-cell office:value-type="float" office:value="197">
                <text:p>197</text:p>
              </table:table-cell>
              <table:table-cell office:value-type="float" office:value="430">
                <text:p>430</text:p>
              </table:table-cell>
              <table:table-cell office:value-type="float" office:value="161">
                <text:p>161</text:p>
              </table:table-cell>
              <table:table-cell office:value-type="float" office:value="429">
                <text:p>429</text:p>
              </table:table-cell>
              <table:table-cell office:value-type="float" office:value="156">
                <text:p>156</text:p>
              </table:table-cell>
              <table:table-cell office:value-type="float" office:value="588">
                <text:p>588</text:p>
              </table:table-cell>
              <table:table-cell office:value-type="float" office:value="330">
                <text:p>33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35">
                <text:p>435</text:p>
              </table:table-cell>
              <table:table-cell office:value-type="float" office:value="136">
                <text:p>136</text:p>
              </table:table-cell>
              <table:table-cell office:value-type="float" office:value="452">
                <text:p>452</text:p>
              </table:table-cell>
              <table:table-cell office:value-type="float" office:value="204">
                <text:p>204</text:p>
              </table:table-cell>
              <table:table-cell office:value-type="float" office:value="451">
                <text:p>451</text:p>
              </table:table-cell>
              <table:table-cell office:value-type="float" office:value="161">
                <text:p>161</text:p>
              </table:table-cell>
              <table:table-cell office:value-type="float" office:value="450">
                <text:p>450</text:p>
              </table:table-cell>
              <table:table-cell office:value-type="float" office:value="156">
                <text:p>156</text:p>
              </table:table-cell>
              <table:table-cell office:value-type="float" office:value="609">
                <text:p>609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56">
                <text:p>456</text:p>
              </table:table-cell>
              <table:table-cell office:value-type="float" office:value="136">
                <text:p>136</text:p>
              </table:table-cell>
              <table:table-cell office:value-type="float" office:value="473">
                <text:p>473</text:p>
              </table:table-cell>
              <table:table-cell office:value-type="float" office:value="197">
                <text:p>197</text:p>
              </table:table-cell>
              <table:table-cell office:value-type="float" office:value="471">
                <text:p>471</text:p>
              </table:table-cell>
              <table:table-cell office:value-type="float" office:value="158">
                <text:p>158</text:p>
              </table:table-cell>
              <table:table-cell office:value-type="float" office:value="471">
                <text:p>471</text:p>
              </table:table-cell>
              <table:table-cell office:value-type="float" office:value="156">
                <text:p>156</text:p>
              </table:table-cell>
              <table:table-cell office:value-type="float" office:value="630">
                <text:p>630</text:p>
              </table:table-cell>
              <table:table-cell office:value-type="float" office:value="330">
                <text:p>33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77">
                <text:p>477</text:p>
              </table:table-cell>
              <table:table-cell office:value-type="float" office:value="136">
                <text:p>136</text:p>
              </table:table-cell>
              <table:table-cell office:value-type="float" office:value="494">
                <text:p>494</text:p>
              </table:table-cell>
              <table:table-cell office:value-type="float" office:value="205">
                <text:p>205</text:p>
              </table:table-cell>
              <table:table-cell office:value-type="float" office:value="493">
                <text:p>493</text:p>
              </table:table-cell>
              <table:table-cell office:value-type="float" office:value="159">
                <text:p>159</text:p>
              </table:table-cell>
              <table:table-cell office:value-type="float" office:value="492">
                <text:p>492</text:p>
              </table:table-cell>
              <table:table-cell office:value-type="float" office:value="156">
                <text:p>156</text:p>
              </table:table-cell>
              <table:table-cell office:value-type="float" office:value="651">
                <text:p>651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98">
                <text:p>498</text:p>
              </table:table-cell>
              <table:table-cell office:value-type="float" office:value="136">
                <text:p>136</text:p>
              </table:table-cell>
              <table:table-cell office:value-type="float" office:value="515">
                <text:p>515</text:p>
              </table:table-cell>
              <table:table-cell office:value-type="float" office:value="197">
                <text:p>197</text:p>
              </table:table-cell>
              <table:table-cell office:value-type="float" office:value="515">
                <text:p>515</text:p>
              </table:table-cell>
              <table:table-cell office:value-type="float" office:value="159">
                <text:p>159</text:p>
              </table:table-cell>
              <table:table-cell office:value-type="float" office:value="513">
                <text:p>513</text:p>
              </table:table-cell>
              <table:table-cell office:value-type="float" office:value="156">
                <text:p>156</text:p>
              </table:table-cell>
              <table:table-cell office:value-type="float" office:value="672">
                <text:p>672</text:p>
              </table:table-cell>
              <table:table-cell office:value-type="float" office:value="330">
                <text:p>33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